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2"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3"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4"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5"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6"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7"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8"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9"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style>
    <text:list-style style:name="LFO2">
      <text:list-level-style-bullet text:level="1"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2"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3"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4"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5"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6"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7"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8"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9"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style>
    <text:list-style style:name="LFO3">
      <text:list-level-style-bullet text:level="1"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2"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3"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4"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5"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6"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7"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8"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9"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20pt" style:font-size-asian="20pt" style:font-size-complex="20pt"/>
    </style:style>
    <style:style style:name="P2" style:parent-style-name="Standard" style:family="paragraph">
      <style:paragraph-properties fo:text-align="center"/>
      <style:text-properties fo:font-size="20pt" style:font-size-asian="20pt" style:font-size-complex="20pt"/>
    </style:style>
    <style:style style:name="P3" style:parent-style-name="Standard" style:family="paragraph">
      <style:paragraph-properties fo:text-align="center"/>
      <style:text-properties fo:font-size="20pt" style:font-size-asian="20pt" style:font-size-complex="20pt"/>
    </style:style>
    <style:style style:name="P4" style:parent-style-name="Standard" style:family="paragraph">
      <style:paragraph-properties fo:text-align="center"/>
      <style:text-properties fo:font-size="14pt" style:font-size-asian="14pt" style:font-size-complex="14pt"/>
    </style:style>
    <style:style style:name="P5" style:parent-style-name="Standard" style:family="paragraph">
      <style:paragraph-properties fo:text-align="center"/>
      <style:text-properties fo:font-size="14pt" style:font-size-asian="14pt" style:font-size-complex="14pt"/>
    </style:style>
    <style:style style:name="P6" style:parent-style-name="Standard" style:family="paragraph">
      <style:paragraph-properties fo:text-align="center"/>
      <style:text-properties fo:font-size="14pt" style:font-size-asian="14pt" style:font-size-complex="14pt"/>
    </style:style>
    <style:style style:name="P7" style:parent-style-name="Standard" style:family="paragraph">
      <style:paragraph-properties fo:text-align="center"/>
      <style:text-properties fo:font-size="14pt" style:font-size-asian="14pt" style:font-size-complex="14pt"/>
    </style:style>
    <style:style style:name="P8" style:parent-style-name="Standard" style:family="paragraph">
      <style:paragraph-properties fo:text-align="center"/>
      <style:text-properties fo:font-size="14pt" style:font-size-asian="14pt" style:font-size-complex="14pt"/>
    </style:style>
    <style:style style:name="TableColumn10" style:family="table-column">
      <style:table-column-properties style:column-width="2.2743in" style:use-optimal-column-width="false"/>
    </style:style>
    <style:style style:name="TableColumn11" style:family="table-column">
      <style:table-column-properties style:column-width="2.2736in" style:use-optimal-column-width="false"/>
    </style:style>
    <style:style style:name="TableColumn12" style:family="table-column">
      <style:table-column-properties style:column-width="2.2743in" style:use-optimal-column-width="false"/>
    </style:style>
    <style:style style:name="Table9" style:family="table">
      <style:table-properties style:width="6.8222in" fo:margin-left="0in" table:align="left"/>
    </style:style>
    <style:style style:name="TableRow13" style:family="table-row">
      <style:table-row-properties style:min-row-height="0.3291in" style:use-optimal-row-height="false"/>
    </style:style>
    <style:style style:name="TableCell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size="16pt" style:font-size-asian="16pt" style:font-size-complex="16pt"/>
    </style:style>
    <style:style style:name="TableCell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 style:parent-style-name="TableContents" style:family="paragraph">
      <style:text-properties fo:font-size="16pt" style:font-size-asian="16pt" style:font-size-complex="16pt"/>
    </style:style>
    <style:style style:name="TableCell18" style:family="table-cell">
      <style:table-cell-properties fo:border="0.0034in solid #000000" style:writing-mode="lr-tb" fo:padding-top="0.0381in" fo:padding-left="0.0381in" fo:padding-bottom="0.0381in" fo:padding-right="0.0381in"/>
    </style:style>
    <style:style style:name="P19" style:parent-style-name="TableContents" style:family="paragraph">
      <style:text-properties fo:font-size="16pt" style:font-size-asian="16pt" style:font-size-complex="16pt"/>
    </style:style>
    <style:style style:name="TableRow20" style:family="table-row">
      <style:table-row-properties style:min-row-height="0.3222in" style:use-optimal-row-height="false"/>
    </style:style>
    <style:style style:name="TableCell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 style:parent-style-name="TableContents" style:family="paragraph">
      <style:text-properties fo:font-size="16pt" style:font-size-asian="16pt" style:font-size-complex="16pt"/>
    </style:style>
    <style:style style:name="TableCell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 style:parent-style-name="TableContents" style:family="paragraph">
      <style:text-properties fo:font-size="16pt" style:font-size-asian="16pt" style:font-size-complex="16pt"/>
    </style:style>
    <style:style style:name="TableCell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 style:parent-style-name="TableContents" style:family="paragraph">
      <style:text-properties fo:font-size="16pt" style:font-size-asian="16pt" style:font-size-complex="16pt"/>
    </style:style>
    <style:style style:name="TableRow27" style:family="table-row">
      <style:table-row-properties style:min-row-height="0.3222in" style:use-optimal-row-height="false"/>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 style:parent-style-name="TableContents" style:family="paragraph">
      <style:text-properties fo:font-size="16pt" style:font-size-asian="16pt" style:font-size-complex="16pt"/>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 style:parent-style-name="TableContents" style:family="paragraph">
      <style:text-properties fo:font-size="16pt" style:font-size-asian="16pt" style:font-size-complex="16pt"/>
    </style:style>
    <style:style style:name="TableCell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 style:parent-style-name="TableContents" style:family="paragraph">
      <style:text-properties fo:font-size="16pt" style:font-size-asian="16pt" style:font-size-complex="16pt"/>
    </style:style>
    <style:style style:name="TableRow34" style:family="table-row">
      <style:table-row-properties style:min-row-height="0.3222in"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 style:parent-style-name="TableContents" style:family="paragraph">
      <style:text-properties fo:font-size="16pt" style:font-size-asian="16pt" style:font-size-complex="16pt"/>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 style:parent-style-name="TableContents" style:family="paragraph">
      <style:text-properties fo:font-size="16pt" style:font-size-asian="16pt" style:font-size-complex="16pt"/>
    </style:style>
    <style:style style:name="TableCell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 style:parent-style-name="TableContents" style:family="paragraph">
      <style:text-properties fo:font-size="16pt" style:font-size-asian="16pt" style:font-size-complex="16pt"/>
    </style:style>
    <style:style style:name="TableRow41" style:family="table-row">
      <style:table-row-properties style:min-row-height="0.3222in" style:use-optimal-row-height="false"/>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 style:parent-style-name="TableContents" style:family="paragraph">
      <style:text-properties fo:font-size="16pt" style:font-size-asian="16pt" style:font-size-complex="16pt"/>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 style:parent-style-name="TableContents" style:family="paragraph">
      <style:text-properties fo:font-size="16pt" style:font-size-asian="16pt" style:font-size-complex="16pt"/>
    </style:style>
    <style:style style:name="TableCell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 style:parent-style-name="TableContents" style:family="paragraph">
      <style:text-properties fo:font-size="16pt" style:font-size-asian="16pt" style:font-size-complex="16pt"/>
    </style:style>
    <style:style style:name="P48" style:parent-style-name="Standard" style:family="paragraph">
      <style:paragraph-properties fo:text-align="center"/>
      <style:text-properties fo:font-size="14pt" style:font-size-asian="14pt" style:font-size-complex="14pt"/>
    </style:style>
    <style:style style:name="P49" style:parent-style-name="Standard" style:family="paragraph">
      <style:paragraph-properties fo:text-align="center"/>
      <style:text-properties fo:font-size="14pt" style:font-size-asian="14pt" style:font-size-complex="14pt"/>
    </style:style>
    <style:style style:name="P50" style:parent-style-name="Standard" style:family="paragraph">
      <style:paragraph-properties fo:text-align="center"/>
      <style:text-properties fo:font-size="14pt" style:font-size-asian="14pt" style:font-size-complex="14pt"/>
    </style:style>
    <style:style style:name="P51" style:parent-style-name="Standard" style:family="paragraph">
      <style:paragraph-properties fo:text-align="center"/>
      <style:text-properties fo:font-size="14pt" style:font-size-asian="14pt" style:font-size-complex="14pt"/>
    </style:style>
    <style:style style:name="P52" style:parent-style-name="Standard" style:family="paragraph">
      <style:paragraph-properties fo:text-align="center"/>
      <style:text-properties fo:font-size="14pt" style:font-size-asian="14pt" style:font-size-complex="14pt"/>
    </style:style>
    <style:style style:name="P53" style:parent-style-name="Standard" style:family="paragraph">
      <style:paragraph-properties fo:text-align="center"/>
      <style:text-properties fo:font-size="14pt" style:font-size-asian="14pt" style:font-size-complex="14pt"/>
    </style:style>
    <style:style style:name="P54" style:parent-style-name="Standard" style:family="paragraph">
      <style:paragraph-properties fo:text-align="center"/>
      <style:text-properties fo:font-size="14pt" style:font-size-asian="14pt" style:font-size-complex="14pt"/>
    </style:style>
    <style:style style:name="P55" style:parent-style-name="Standard" style:family="paragraph">
      <style:paragraph-properties fo:text-align="center"/>
      <style:text-properties fo:font-size="14pt" style:font-size-asian="14pt" style:font-size-complex="14pt"/>
    </style:style>
    <style:style style:name="P56" style:parent-style-name="Standard" style:family="paragraph">
      <style:paragraph-properties fo:text-align="center"/>
      <style:text-properties fo:font-size="14pt" style:font-size-asian="14pt" style:font-size-complex="14pt"/>
    </style:style>
    <style:style style:name="P57" style:parent-style-name="Standard" style:family="paragraph">
      <style:paragraph-properties fo:text-align="center"/>
      <style:text-properties fo:font-size="14pt" style:font-size-asian="14pt" style:font-size-complex="14pt"/>
    </style:style>
    <style:style style:name="P58" style:parent-style-name="Standard" style:family="paragraph">
      <style:paragraph-properties fo:text-align="center"/>
      <style:text-properties fo:font-size="14pt" style:font-size-asian="14pt" style:font-size-complex="14pt"/>
    </style:style>
    <style:style style:name="P59" style:parent-style-name="Standard" style:family="paragraph">
      <style:text-properties fo:font-size="16pt" style:font-size-asian="16pt" style:font-size-complex="16pt"/>
    </style:style>
    <style:style style:name="P60" style:parent-style-name="Standard" style:family="paragraph">
      <style:text-properties fo:font-size="16pt" style:font-size-asian="16pt" style:font-size-complex="16pt"/>
    </style:style>
    <style:style style:name="P61" style:parent-style-name="Standard" style:family="paragraph">
      <style:text-properties fo:font-size="16pt" style:font-size-asian="16pt" style:font-size-complex="16pt"/>
    </style:style>
    <style:style style:name="P62" style:parent-style-name="Standard" style:family="paragraph">
      <style:text-properties fo:font-size="16pt" style:font-size-asian="16pt" style:font-size-complex="16pt"/>
    </style:style>
    <style:style style:name="P63" style:parent-style-name="Standard" style:family="paragraph">
      <style:text-properties fo:font-size="16pt" style:font-size-asian="16pt" style:font-size-complex="16pt"/>
    </style:style>
    <style:style style:name="P64" style:parent-style-name="Standard" style:family="paragraph">
      <style:text-properties fo:font-size="16pt" style:font-size-asian="16pt" style:font-size-complex="16pt"/>
    </style:style>
    <style:style style:name="P65" style:parent-style-name="Standard" style:family="paragraph">
      <style:text-properties fo:font-size="16pt" style:font-size-asian="16pt" style:font-size-complex="16pt"/>
    </style:style>
    <style:style style:name="P66" style:parent-style-name="Standard" style:family="paragraph">
      <style:text-properties fo:font-size="16pt" style:font-size-asian="16pt" style:font-size-complex="16pt"/>
    </style:style>
    <style:style style:name="P67" style:parent-style-name="Standard" style:family="paragraph">
      <style:text-properties fo:font-size="16pt" style:font-size-asian="16pt" style:font-size-complex="16pt"/>
    </style:style>
    <style:style style:name="P68" style:parent-style-name="Standard" style:family="paragraph">
      <style:text-properties fo:font-size="16pt" style:font-size-asian="16pt" style:font-size-complex="16pt"/>
    </style:style>
    <style:style style:name="P69" style:parent-style-name="Standard" style:family="paragraph">
      <style:text-properties fo:font-size="16pt" style:font-size-asian="16pt" style:font-size-complex="16pt"/>
    </style:style>
    <style:style style:name="P70" style:parent-style-name="Standard" style:family="paragraph">
      <style:text-properties fo:font-size="16pt" style:font-size-asian="16pt" style:font-size-complex="16pt"/>
    </style:style>
    <style:style style:name="P71" style:parent-style-name="Standard" style:family="paragraph">
      <style:text-properties fo:font-size="16pt" style:font-size-asian="16pt" style:font-size-complex="16pt"/>
    </style:style>
    <style:style style:name="P72" style:parent-style-name="Standard" style:family="paragraph">
      <style:text-properties fo:font-size="16pt" style:font-size-asian="16pt" style:font-size-complex="16pt"/>
    </style:style>
    <style:style style:name="P73" style:parent-style-name="Standard" style:family="paragraph">
      <style:text-properties fo:font-size="16pt" style:font-size-asian="16pt" style:font-size-complex="16pt"/>
    </style:style>
    <style:style style:name="P74" style:parent-style-name="Standard" style:family="paragraph">
      <style:paragraph-properties fo:text-align="center"/>
      <style:text-properties fo:font-size="16pt" style:font-size-asian="16pt" style:font-size-complex="16pt"/>
    </style:style>
    <style:style style:name="P75" style:parent-style-name="TOC1" style:family="paragraph">
      <style:paragraph-properties>
        <style:tab-stops>
          <style:tab-stop style:type="right" style:leader-style="dotted" style:leader-text="." style:position="6.6861in"/>
        </style:tab-stops>
      </style:paragraph-properties>
    </style:style>
    <style:style style:name="P76" style:parent-style-name="TOC2" style:family="paragraph">
      <style:paragraph-properties>
        <style:tab-stops>
          <style:tab-stop style:type="right" style:leader-style="dotted" style:leader-text="." style:position="6.5194in"/>
        </style:tab-stops>
      </style:paragraph-properties>
    </style:style>
    <style:style style:name="P77" style:parent-style-name="TOC1" style:family="paragraph">
      <style:paragraph-properties>
        <style:tab-stops>
          <style:tab-stop style:type="right" style:leader-style="dotted" style:leader-text="." style:position="6.6861in"/>
        </style:tab-stops>
      </style:paragraph-properties>
    </style:style>
    <style:style style:name="P78" style:parent-style-name="TOC2" style:family="paragraph">
      <style:paragraph-properties>
        <style:tab-stops>
          <style:tab-stop style:type="right" style:leader-style="dotted" style:leader-text="." style:position="6.5194in"/>
        </style:tab-stops>
      </style:paragraph-properties>
    </style:style>
    <style:style style:name="P79" style:parent-style-name="TOC3" style:family="paragraph">
      <style:paragraph-properties>
        <style:tab-stops>
          <style:tab-stop style:type="right" style:leader-style="dotted" style:leader-text="." style:position="6.3527in"/>
        </style:tab-stops>
      </style:paragraph-properties>
    </style:style>
    <style:style style:name="P80" style:parent-style-name="TOC3" style:family="paragraph">
      <style:paragraph-properties>
        <style:tab-stops>
          <style:tab-stop style:type="right" style:leader-style="dotted" style:leader-text="." style:position="6.3527in"/>
        </style:tab-stops>
      </style:paragraph-properties>
    </style:style>
    <style:style style:name="P81" style:parent-style-name="TOC2" style:family="paragraph">
      <style:paragraph-properties>
        <style:tab-stops>
          <style:tab-stop style:type="right" style:leader-style="dotted" style:leader-text="." style:position="6.5194in"/>
        </style:tab-stops>
      </style:paragraph-properties>
    </style:style>
    <style:style style:name="P82" style:parent-style-name="TOC2" style:family="paragraph">
      <style:paragraph-properties>
        <style:tab-stops>
          <style:tab-stop style:type="right" style:leader-style="dotted" style:leader-text="." style:position="6.5194in"/>
        </style:tab-stops>
      </style:paragraph-properties>
    </style:style>
    <style:style style:name="P83" style:parent-style-name="TOC2" style:family="paragraph">
      <style:paragraph-properties>
        <style:tab-stops>
          <style:tab-stop style:type="right" style:leader-style="dotted" style:leader-text="." style:position="6.5194in"/>
        </style:tab-stops>
      </style:paragraph-properties>
    </style:style>
    <style:style style:name="P84" style:parent-style-name="TOC3" style:family="paragraph">
      <style:paragraph-properties>
        <style:tab-stops>
          <style:tab-stop style:type="right" style:leader-style="dotted" style:leader-text="." style:position="6.3527in"/>
        </style:tab-stops>
      </style:paragraph-properties>
    </style:style>
    <style:style style:name="P85" style:parent-style-name="TOC3" style:family="paragraph">
      <style:paragraph-properties>
        <style:tab-stops>
          <style:tab-stop style:type="right" style:leader-style="dotted" style:leader-text="." style:position="6.3527in"/>
        </style:tab-stops>
      </style:paragraph-properties>
    </style:style>
    <style:style style:name="P86" style:parent-style-name="TOC1" style:family="paragraph">
      <style:paragraph-properties>
        <style:tab-stops>
          <style:tab-stop style:type="right" style:leader-style="dotted" style:leader-text="." style:position="6.6861in"/>
        </style:tab-stops>
      </style:paragraph-properties>
    </style:style>
    <style:style style:name="P87" style:parent-style-name="TOC2" style:family="paragraph">
      <style:paragraph-properties>
        <style:tab-stops>
          <style:tab-stop style:type="right" style:leader-style="dotted" style:leader-text="." style:position="6.5194in"/>
        </style:tab-stops>
      </style:paragraph-properties>
    </style:style>
    <style:style style:name="P88" style:parent-style-name="Standard" style:family="paragraph">
      <style:text-properties fo:font-size="16pt" style:font-size-asian="16pt" style:font-size-complex="16pt"/>
    </style:style>
    <style:style style:name="T89" style:parent-style-name="DefaultParagraphFont" style:family="text">
      <style:text-properties fo:font-size="14pt" style:font-size-asian="14pt" style:font-size-complex="14pt"/>
    </style:style>
    <style:style style:name="T90" style:parent-style-name="DefaultParagraphFont" style:family="text">
      <style:text-properties fo:font-size="14pt" style:font-size-asian="14pt" style:font-size-complex="14pt"/>
    </style:style>
    <style:style style:name="T91" style:parent-style-name="DefaultParagraphFont" style:family="text">
      <style:text-properties fo:font-size="14pt" style:font-size-asian="14pt" style:font-size-complex="14pt"/>
    </style:style>
    <style:style style:name="P92" style:parent-style-name="Standard" style:family="paragraph">
      <style:text-properties fo:font-size="14pt" style:font-size-asian="14pt" style:font-size-complex="14pt"/>
    </style:style>
    <style:style style:name="P93" style:parent-style-name="Standard" style:family="paragraph">
      <style:text-properties fo:font-size="14pt" style:font-size-asian="14pt" style:font-size-complex="14pt"/>
    </style:style>
    <style:style style:name="P94" style:parent-style-name="Standard" style:family="paragraph">
      <style:text-properties fo:font-size="16pt" style:font-size-asian="16pt" style:font-size-complex="16pt"/>
    </style:style>
    <style:style style:name="P95" style:parent-style-name="Standard" style:family="paragraph">
      <style:text-properties fo:font-size="14pt" style:font-size-asian="14pt" style:font-size-complex="14pt"/>
    </style:style>
    <style:style style:name="P96" style:parent-style-name="Standard" style:family="paragraph">
      <style:text-properties fo:font-size="14pt" style:font-size-asian="14pt" style:font-size-complex="14pt"/>
    </style:style>
    <style:style style:name="P97" style:parent-style-name="Standard" style:family="paragraph">
      <style:text-properties fo:font-size="14pt" style:font-size-asian="14pt" style:font-size-complex="14pt"/>
    </style:style>
    <style:style style:name="P98" style:parent-style-name="Standard" style:family="paragraph">
      <style:text-properties fo:font-size="14pt" style:font-size-asian="14pt" style:font-size-complex="14pt"/>
    </style:style>
    <style:style style:name="P99" style:parent-style-name="Standard" style:family="paragraph">
      <style:text-properties fo:font-size="14pt" style:font-size-asian="14pt" style:font-size-complex="14pt"/>
    </style:style>
    <style:style style:name="P100" style:parent-style-name="Standard" style:family="paragraph">
      <style:text-properties fo:font-size="14pt" style:font-size-asian="14pt" style:font-size-complex="14pt"/>
    </style:style>
    <style:style style:name="P101" style:parent-style-name="Standard" style:family="paragraph">
      <style:text-properties fo:font-size="14pt" style:font-size-asian="14pt" style:font-size-complex="14pt"/>
    </style:style>
    <style:style style:name="P102" style:parent-style-name="Standard" style:family="paragraph">
      <style:text-properties fo:font-size="14pt" style:font-size-asian="14pt" style:font-size-complex="14pt"/>
    </style:style>
    <style:style style:name="P103" style:parent-style-name="Standard" style:family="paragraph">
      <style:text-properties fo:font-size="14pt" style:font-size-asian="14pt" style:font-size-complex="14pt"/>
    </style:style>
    <style:style style:name="P104" style:parent-style-name="Standard" style:family="paragraph">
      <style:text-properties fo:font-size="14pt" style:font-size-asian="14pt" style:font-size-complex="14pt"/>
    </style:style>
    <style:style style:name="P105" style:parent-style-name="Standard" style:family="paragraph">
      <style:text-properties fo:font-size="14pt" style:font-size-asian="14pt" style:font-size-complex="14pt"/>
    </style:style>
    <style:style style:name="P106" style:parent-style-name="Standard" style:family="paragraph">
      <style:text-properties fo:font-size="14pt" style:font-size-asian="14pt" style:font-size-complex="14pt"/>
    </style:style>
    <style:style style:name="P107" style:parent-style-name="Standard" style:family="paragraph">
      <style:text-properties fo:font-size="14pt" style:font-size-asian="14pt" style:font-size-complex="14pt"/>
    </style:style>
    <style:style style:name="P108" style:parent-style-name="Standard" style:family="paragraph">
      <style:text-properties fo:font-size="14pt" style:font-size-asian="14pt" style:font-size-complex="14pt"/>
    </style:style>
    <style:style style:name="P109" style:parent-style-name="Standard" style:family="paragraph">
      <style:text-properties fo:font-size="14pt" style:font-size-asian="14pt" style:font-size-complex="14pt"/>
    </style:style>
    <style:style style:name="P110" style:parent-style-name="Standard" style:family="paragraph">
      <style:text-properties fo:font-size="14pt" style:font-size-asian="14pt" style:font-size-complex="14pt"/>
    </style:style>
    <style:style style:name="P111" style:parent-style-name="Standard" style:family="paragraph">
      <style:text-properties fo:font-size="14pt" style:font-size-asian="14pt" style:font-size-complex="14pt"/>
    </style:style>
    <style:style style:name="P112" style:parent-style-name="Standard" style:family="paragraph">
      <style:text-properties fo:font-size="14pt" style:font-size-asian="14pt" style:font-size-complex="14pt"/>
    </style:style>
    <style:style style:name="P113" style:parent-style-name="Standard" style:family="paragraph">
      <style:text-properties fo:font-size="14pt" style:font-size-asian="14pt" style:font-size-complex="14pt"/>
    </style:style>
    <style:style style:name="P114" style:parent-style-name="Standard" style:family="paragraph">
      <style:text-properties fo:font-size="14pt" style:font-size-asian="14pt" style:font-size-complex="14pt"/>
    </style:style>
    <style:style style:name="P115" style:parent-style-name="Standard" style:family="paragraph">
      <style:text-properties fo:font-size="14pt" style:font-size-asian="14pt" style:font-size-complex="14pt"/>
    </style:style>
    <style:style style:name="P116" style:parent-style-name="Standard" style:family="paragraph">
      <style:text-properties fo:font-size="14pt" style:font-size-asian="14pt" style:font-size-complex="14pt"/>
    </style:style>
    <style:style style:name="P117" style:parent-style-name="Standard" style:family="paragraph">
      <style:text-properties fo:font-size="14pt" style:font-size-asian="14pt" style:font-size-complex="14pt"/>
    </style:style>
    <style:style style:name="P118" style:parent-style-name="Standard" style:family="paragraph">
      <style:text-properties fo:font-size="14pt" style:font-size-asian="14pt" style:font-size-complex="14pt"/>
    </style:style>
    <style:style style:name="P119" style:parent-style-name="Standard" style:family="paragraph">
      <style:text-properties fo:font-size="14pt" style:font-size-asian="14pt" style:font-size-complex="14pt"/>
    </style:style>
    <style:style style:name="P120" style:parent-style-name="Standard" style:family="paragraph">
      <style:text-properties fo:font-size="14pt" style:font-size-asian="14pt" style:font-size-complex="14pt"/>
    </style:style>
    <style:style style:name="P121" style:parent-style-name="Standard" style:family="paragraph">
      <style:text-properties fo:font-size="14pt" style:font-size-asian="14pt" style:font-size-complex="14pt"/>
    </style:style>
    <style:style style:name="P122" style:parent-style-name="Standard" style:family="paragraph">
      <style:text-properties fo:font-size="14pt" style:font-size-asian="14pt" style:font-size-complex="14pt"/>
    </style:style>
    <style:style style:name="P123" style:parent-style-name="Standard" style:family="paragraph">
      <style:text-properties fo:font-size="14pt" style:font-size-asian="14pt" style:font-size-complex="14pt"/>
    </style:style>
    <style:style style:name="P124" style:parent-style-name="Standard" style:family="paragraph">
      <style:text-properties fo:font-size="14pt" style:font-size-asian="14pt" style:font-size-complex="14pt"/>
    </style:style>
    <style:style style:name="P125" style:parent-style-name="Standard" style:family="paragraph">
      <style:text-properties fo:font-size="14pt" style:font-size-asian="14pt" style:font-size-complex="14pt"/>
    </style:style>
    <style:style style:name="P126" style:parent-style-name="Standard" style:family="paragraph">
      <style:text-properties fo:font-size="14pt" style:font-size-asian="14pt" style:font-size-complex="14pt"/>
    </style:style>
    <style:style style:name="P127" style:parent-style-name="Standard" style:family="paragraph">
      <style:text-properties fo:font-size="14pt" style:font-size-asian="14pt" style:font-size-complex="14pt"/>
    </style:style>
    <style:style style:name="P128" style:parent-style-name="Standard" style:family="paragraph">
      <style:text-properties fo:font-size="14pt" style:font-size-asian="14pt" style:font-size-complex="14pt"/>
    </style:style>
    <style:style style:name="P129" style:parent-style-name="Standard" style:family="paragraph">
      <style:text-properties fo:font-size="14pt" style:font-size-asian="14pt" style:font-size-complex="14pt"/>
    </style:style>
    <style:style style:name="P130" style:parent-style-name="Standard" style:family="paragraph">
      <style:text-properties fo:font-size="14pt" style:font-size-asian="14pt" style:font-size-complex="14pt"/>
    </style:style>
    <style:style style:name="P131" style:parent-style-name="Standard" style:family="paragraph">
      <style:text-properties fo:font-size="14pt" style:font-size-asian="14pt" style:font-size-complex="14pt"/>
    </style:style>
    <style:style style:name="P132" style:parent-style-name="Standard" style:family="paragraph">
      <style:text-properties fo:font-size="14pt" style:font-size-asian="14pt" style:font-size-complex="14pt"/>
    </style:style>
    <style:style style:name="P133" style:parent-style-name="Standard" style:family="paragraph">
      <style:text-properties fo:font-size="14pt" style:font-size-asian="14pt" style:font-size-complex="14pt"/>
    </style:style>
    <style:style style:name="P134" style:parent-style-name="Standard" style:family="paragraph">
      <style:text-properties fo:font-size="16pt" style:font-size-asian="16pt" style:font-size-complex="16pt"/>
    </style:style>
    <style:style style:name="P135" style:parent-style-name="Standard" style:family="paragraph">
      <style:text-properties fo:font-size="14pt" style:font-size-asian="14pt" style:font-size-complex="14pt"/>
    </style:style>
    <style:style style:name="P136" style:parent-style-name="Standard" style:family="paragraph">
      <style:text-properties fo:font-size="14pt" style:font-size-asian="14pt" style:font-size-complex="14pt"/>
    </style:style>
    <style:style style:name="P137" style:parent-style-name="Standard" style:family="paragraph">
      <style:text-properties fo:font-size="14pt" style:font-size-asian="14pt" style:font-size-complex="14pt"/>
    </style:style>
    <style:style style:name="P138" style:parent-style-name="Standard" style:family="paragraph">
      <style:text-properties fo:font-size="14pt" style:font-size-asian="14pt" style:font-size-complex="14pt"/>
    </style:style>
    <style:style style:name="P139" style:parent-style-name="Standard" style:family="paragraph">
      <style:text-properties fo:font-size="14pt" style:font-size-asian="14pt" style:font-size-complex="14pt"/>
    </style:style>
    <style:style style:name="P140" style:parent-style-name="Standard" style:family="paragraph">
      <style:text-properties fo:font-size="14pt" style:font-size-asian="14pt" style:font-size-complex="14pt"/>
    </style:style>
    <style:style style:name="P141" style:parent-style-name="Standard" style:family="paragraph">
      <style:text-properties fo:font-size="14pt" style:font-size-asian="14pt" style:font-size-complex="14pt"/>
    </style:style>
    <style:style style:name="P142" style:parent-style-name="Standard" style:family="paragraph">
      <style:text-properties fo:font-size="14pt" style:font-size-asian="14pt" style:font-size-complex="14pt"/>
    </style:style>
    <style:style style:name="P143" style:parent-style-name="Standard" style:family="paragraph">
      <style:text-properties fo:font-size="14pt" style:font-size-asian="14pt" style:font-size-complex="14pt"/>
    </style:style>
    <style:style style:name="P144" style:parent-style-name="Standard" style:family="paragraph">
      <style:text-properties fo:font-size="14pt" style:font-size-asian="14pt" style:font-size-complex="14pt"/>
    </style:style>
    <style:style style:name="P145" style:parent-style-name="Standard" style:family="paragraph">
      <style:text-properties fo:font-size="14pt" style:font-size-asian="14pt" style:font-size-complex="14pt"/>
    </style:style>
    <style:style style:name="P146" style:parent-style-name="Standard" style:family="paragraph">
      <style:text-properties fo:font-size="14pt" style:font-size-asian="14pt" style:font-size-complex="14pt"/>
    </style:style>
    <style:style style:name="P147" style:parent-style-name="Standard" style:family="paragraph">
      <style:text-properties fo:font-size="14pt" style:font-size-asian="14pt" style:font-size-complex="14pt"/>
    </style:style>
    <style:style style:name="P148" style:parent-style-name="Standard" style:family="paragraph">
      <style:text-properties fo:font-size="14pt" style:font-size-asian="14pt" style:font-size-complex="14pt"/>
    </style:style>
    <style:style style:name="P149" style:parent-style-name="Standard" style:family="paragraph">
      <style:text-properties fo:font-size="14pt" style:font-size-asian="14pt" style:font-size-complex="14pt"/>
    </style:style>
    <style:style style:name="P150" style:parent-style-name="Standard" style:family="paragraph">
      <style:text-properties fo:font-size="14pt" style:font-size-asian="14pt" style:font-size-complex="14pt"/>
    </style:style>
    <style:style style:name="P151" style:parent-style-name="Standard" style:family="paragraph">
      <style:text-properties fo:font-size="14pt" style:font-size-asian="14pt" style:font-size-complex="14pt"/>
    </style:style>
    <style:style style:name="P152" style:parent-style-name="Standard" style:family="paragraph">
      <style:text-properties fo:font-size="14pt" style:font-size-asian="14pt" style:font-size-complex="14pt"/>
    </style:style>
    <style:style style:name="P153" style:parent-style-name="Standard" style:family="paragraph">
      <style:text-properties fo:font-size="14pt" style:font-size-asian="14pt" style:font-size-complex="14pt"/>
    </style:style>
    <style:style style:name="P154" style:parent-style-name="Standard" style:family="paragraph">
      <style:text-properties fo:font-size="14pt" style:font-size-asian="14pt" style:font-size-complex="14pt"/>
    </style:style>
    <style:style style:name="P155" style:parent-style-name="Standard" style:family="paragraph">
      <style:text-properties fo:font-size="14pt" style:font-size-asian="14pt" style:font-size-complex="14pt"/>
    </style:style>
    <style:style style:name="P156" style:parent-style-name="Standard" style:family="paragraph">
      <style:text-properties fo:font-size="14pt" style:font-size-asian="14pt" style:font-size-complex="14pt"/>
    </style:style>
    <style:style style:name="P157" style:parent-style-name="Standard" style:family="paragraph">
      <style:text-properties fo:font-size="14pt" style:font-size-asian="14pt" style:font-size-complex="14pt"/>
    </style:style>
    <style:style style:name="P158" style:parent-style-name="Standard" style:family="paragraph">
      <style:text-properties fo:font-size="14pt" style:font-size-asian="14pt" style:font-size-complex="14pt"/>
    </style:style>
    <style:style style:name="P159" style:parent-style-name="Standard" style:family="paragraph">
      <style:text-properties fo:font-size="14pt" style:font-size-asian="14pt" style:font-size-complex="14pt"/>
    </style:style>
    <style:style style:name="P160" style:parent-style-name="Standard" style:family="paragraph">
      <style:text-properties fo:font-size="14pt" style:font-size-asian="14pt" style:font-size-complex="14pt"/>
    </style:style>
    <style:style style:name="P161" style:parent-style-name="Standard" style:family="paragraph">
      <style:text-properties fo:font-size="14pt" style:font-size-asian="14pt" style:font-size-complex="14pt"/>
    </style:style>
    <style:style style:name="P162" style:parent-style-name="Standard" style:family="paragraph">
      <style:text-properties fo:font-size="14pt" style:font-size-asian="14pt" style:font-size-complex="14pt"/>
    </style:style>
    <style:style style:name="P163" style:parent-style-name="Standard" style:family="paragraph">
      <style:text-properties fo:font-size="14pt" style:font-size-asian="14pt" style:font-size-complex="14pt"/>
    </style:style>
    <style:style style:name="P164" style:parent-style-name="Standard" style:family="paragraph">
      <style:text-properties fo:font-size="14pt" style:font-size-asian="14pt" style:font-size-complex="14pt"/>
    </style:style>
    <style:style style:name="P165" style:parent-style-name="Standard" style:family="paragraph">
      <style:text-properties fo:font-size="14pt" style:font-size-asian="14pt" style:font-size-complex="14pt"/>
    </style:style>
    <style:style style:name="P166" style:parent-style-name="Standard" style:family="paragraph">
      <style:text-properties fo:font-size="14pt" style:font-size-asian="14pt" style:font-size-complex="14pt"/>
    </style:style>
    <style:style style:name="P167" style:parent-style-name="Standard" style:family="paragraph">
      <style:text-properties fo:font-size="16pt" style:font-size-asian="16pt" style:font-size-complex="16pt"/>
    </style:style>
    <style:style style:name="P168" style:parent-style-name="Standard" style:family="paragraph">
      <style:text-properties fo:font-size="14pt" style:font-size-asian="14pt" style:font-size-complex="14pt"/>
    </style:style>
    <style:style style:name="P169" style:parent-style-name="Standard" style:family="paragraph">
      <style:text-properties fo:font-size="14pt" style:font-size-asian="14pt" style:font-size-complex="14pt"/>
    </style:style>
    <style:style style:name="P170" style:parent-style-name="Standard" style:family="paragraph">
      <style:text-properties fo:font-size="14pt" style:font-size-asian="14pt" style:font-size-complex="14pt"/>
    </style:style>
    <style:style style:name="P171" style:parent-style-name="Standard" style:family="paragraph">
      <style:text-properties fo:font-size="14pt" style:font-size-asian="14pt" style:font-size-complex="14pt"/>
    </style:style>
    <style:style style:name="P172" style:parent-style-name="Standard" style:family="paragraph">
      <style:text-properties fo:font-size="14pt" style:font-size-asian="14pt" style:font-size-complex="14pt"/>
    </style:style>
    <style:style style:name="P173" style:parent-style-name="Standard" style:family="paragraph">
      <style:text-properties fo:font-size="14pt" style:font-size-asian="14pt" style:font-size-complex="14pt"/>
    </style:style>
    <style:style style:name="P174" style:parent-style-name="Standard" style:family="paragraph">
      <style:text-properties fo:font-size="14pt" style:font-size-asian="14pt" style:font-size-complex="14pt"/>
    </style:style>
    <style:style style:name="P175" style:parent-style-name="Standard" style:family="paragraph">
      <style:text-properties fo:font-size="14pt" style:font-size-asian="14pt" style:font-size-complex="14pt"/>
    </style:style>
    <style:style style:name="P176" style:parent-style-name="Standard" style:family="paragraph">
      <style:text-properties fo:font-size="14pt" style:font-size-asian="14pt" style:font-size-complex="14pt"/>
    </style:style>
    <style:style style:name="P177" style:parent-style-name="Standard" style:family="paragraph">
      <style:text-properties fo:font-size="14pt" style:font-size-asian="14pt" style:font-size-complex="14pt"/>
    </style:style>
    <style:style style:name="P178" style:parent-style-name="Standard" style:family="paragraph">
      <style:text-properties fo:font-size="14pt" style:font-size-asian="14pt" style:font-size-complex="14pt"/>
    </style:style>
    <style:style style:name="P179" style:parent-style-name="Standard" style:family="paragraph">
      <style:text-properties fo:font-size="16pt" style:font-size-asian="16pt" style:font-size-complex="16pt"/>
    </style:style>
    <style:style style:name="P180" style:parent-style-name="Standard" style:family="paragraph">
      <style:text-properties fo:font-size="16pt" style:font-size-asian="16pt" style:font-size-complex="16pt"/>
    </style:style>
    <style:style style:name="S1" style:family="section">
      <style:section-properties fo:margin-left="0in" fo:margin-right="0in" style:writing-mode="lr-tb"/>
    </style:style>
    <style:style style:name="P181" style:parent-style-name="Heading1" style:family="paragraph">
      <style:text-properties fo:font-size="22pt" style:font-size-asian="22pt" style:font-size-complex="22pt"/>
    </style:style>
    <style:style style:name="S2" style:family="section">
      <style:section-properties fo:margin-left="0in" fo:margin-right="0in" style:writing-mode="lr-tb"/>
    </style:style>
    <style:style style:name="S3" style:family="section">
      <style:section-properties fo:margin-left="0in" fo:margin-right="0in" style:writing-mode="lr-tb"/>
    </style:style>
    <style:style style:name="P182" style:parent-style-name="Heading1" style:family="paragraph">
      <style:text-properties fo:font-size="22pt" style:font-size-asian="22pt" style:font-size-complex="22pt"/>
    </style:style>
    <style:style style:name="P183" style:parent-style-name="Normal" style:family="paragraph">
      <style:paragraph-properties fo:margin-bottom="0.0694in" fo:line-height="90%"/>
    </style:style>
    <style:style style:name="T184" style:parent-style-name="DefaultParagraphFont" style:family="text">
      <style:text-properties style:font-name-asian="Calibri" style:font-name-complex="Calibri" fo:color="#FFFFFF" style:letter-kerning="true" fo:font-size="12pt" style:font-size-asian="12pt" style:font-size-complex="12pt"/>
    </style:style>
    <style:style style:name="P185" style:parent-style-name="Normal" style:list-style-name="LFO1" style:family="paragraph">
      <style:paragraph-properties fo:margin-bottom="0.0277in" fo:line-height="90%"/>
    </style:style>
    <style:style style:name="T186" style:parent-style-name="DefaultParagraphFont" style:family="text">
      <style:text-properties style:font-name-asian="Calibri" style:font-name-complex="Calibri" fo:color="#000000" style:letter-kerning="true" fo:font-size="12pt" style:font-size-asian="12pt" style:font-size-complex="12pt"/>
    </style:style>
    <style:style style:name="P187" style:parent-style-name="Normal" style:family="paragraph">
      <style:paragraph-properties fo:text-align="center" fo:line-height="90%"/>
      <style:text-properties fo:color="#000000" fo:font-size="18pt" style:font-size-asian="18pt" style:font-size-complex="18pt"/>
    </style:style>
    <style:style style:name="P188" style:parent-style-name="Normal" style:family="paragraph">
      <style:paragraph-properties fo:margin-bottom="0.0694in" fo:line-height="90%"/>
    </style:style>
    <style:style style:name="T189" style:parent-style-name="DefaultParagraphFont" style:family="text">
      <style:text-properties style:font-name-asian="Calibri" style:font-name-complex="Calibri" fo:color="#FFFFFF" style:letter-kerning="true" fo:font-size="12pt" style:font-size-asian="12pt" style:font-size-complex="12pt"/>
    </style:style>
    <style:style style:name="P190" style:parent-style-name="Normal" style:list-style-name="LFO2" style:family="paragraph">
      <style:paragraph-properties fo:margin-bottom="0.0277in" fo:line-height="90%"/>
    </style:style>
    <style:style style:name="T191" style:parent-style-name="DefaultParagraphFont" style:family="text">
      <style:text-properties style:font-name-asian="Calibri" style:font-name-complex="Calibri" fo:color="#000000" style:letter-kerning="true" fo:font-size="12pt" style:font-size-asian="12pt" style:font-size-complex="12pt"/>
    </style:style>
    <style:style style:name="P192" style:parent-style-name="Normal" style:family="paragraph">
      <style:paragraph-properties fo:text-align="center" fo:line-height="90%"/>
      <style:text-properties fo:color="#000000" fo:font-size="18pt" style:font-size-asian="18pt" style:font-size-complex="18pt"/>
    </style:style>
    <style:style style:name="P193" style:parent-style-name="Normal" style:family="paragraph">
      <style:paragraph-properties fo:margin-bottom="0.0694in" fo:line-height="90%"/>
    </style:style>
    <style:style style:name="T194" style:parent-style-name="DefaultParagraphFont" style:family="text">
      <style:text-properties style:font-name-asian="Calibri" style:font-name-complex="Calibri" fo:color="#FFFFFF" style:letter-kerning="true" fo:font-size="12pt" style:font-size-asian="12pt" style:font-size-complex="12pt"/>
    </style:style>
    <style:style style:name="P195" style:parent-style-name="Normal" style:list-style-name="LFO3" style:family="paragraph">
      <style:paragraph-properties fo:margin-bottom="0.0277in" fo:line-height="90%"/>
    </style:style>
    <style:style style:name="T196" style:parent-style-name="DefaultParagraphFont" style:family="text">
      <style:text-properties style:font-name-asian="Calibri" style:font-name-complex="Calibri" fo:color="#000000" style:letter-kerning="true" fo:font-size="12pt" style:font-size-asian="12pt" style:font-size-complex="12pt"/>
    </style:style>
    <style:style style:name="TableColumn198" style:family="table-column">
      <style:table-column-properties style:column-width="0.3708in"/>
    </style:style>
    <style:style style:name="TableColumn199" style:family="table-column">
      <style:table-column-properties style:column-width="0.3708in"/>
    </style:style>
    <style:style style:name="TableColumn200" style:family="table-column">
      <style:table-column-properties style:column-width="0.3715in"/>
    </style:style>
    <style:style style:name="TableColumn201" style:family="table-column">
      <style:table-column-properties style:column-width="0.3715in"/>
    </style:style>
    <style:style style:name="TableColumn202" style:family="table-column">
      <style:table-column-properties style:column-width="0.3715in"/>
    </style:style>
    <style:style style:name="TableColumn203" style:family="table-column">
      <style:table-column-properties style:column-width="0.3715in"/>
    </style:style>
    <style:style style:name="TableColumn204" style:family="table-column">
      <style:table-column-properties style:column-width="0.3715in"/>
    </style:style>
    <style:style style:name="TableColumn205" style:family="table-column">
      <style:table-column-properties style:column-width="0.3715in"/>
    </style:style>
    <style:style style:name="TableColumn206" style:family="table-column">
      <style:table-column-properties style:column-width="0.3715in"/>
    </style:style>
    <style:style style:name="TableColumn207" style:family="table-column">
      <style:table-column-properties style:column-width="0.3715in"/>
    </style:style>
    <style:style style:name="TableColumn208" style:family="table-column">
      <style:table-column-properties style:column-width="0.3715in"/>
    </style:style>
    <style:style style:name="TableColumn209" style:family="table-column">
      <style:table-column-properties style:column-width="0.3715in"/>
    </style:style>
    <style:style style:name="TableColumn210" style:family="table-column">
      <style:table-column-properties style:column-width="0.3715in"/>
    </style:style>
    <style:style style:name="TableColumn211" style:family="table-column">
      <style:table-column-properties style:column-width="0.3715in"/>
    </style:style>
    <style:style style:name="TableColumn212" style:family="table-column">
      <style:table-column-properties style:column-width="0.3715in"/>
    </style:style>
    <style:style style:name="TableColumn213" style:family="table-column">
      <style:table-column-properties style:column-width="0.3715in"/>
    </style:style>
    <style:style style:name="TableColumn214" style:family="table-column">
      <style:table-column-properties style:column-width="0.3715in"/>
    </style:style>
    <style:style style:name="TableColumn215" style:family="table-column">
      <style:table-column-properties style:column-width="0.3715in"/>
    </style:style>
    <style:style style:name="Table197" style:family="table">
      <style:table-properties style:width="6.6861in" fo:margin-left="0in" table:align="left"/>
    </style:style>
    <style:style style:name="TableRow216" style:family="table-row">
      <style:table-row-properties/>
    </style:style>
    <style:style style:name="TableCell217" style:family="table-cell">
      <style:table-cell-properties fo:border="0.0069in solid #000000" fo:background-color="#70AD47" style:writing-mode="lr-tb" fo:padding-top="0in" fo:padding-left="0.075in" fo:padding-bottom="0in" fo:padding-right="0.075in"/>
    </style:style>
    <style:style style:name="P218" style:parent-style-name="Standard" style:family="paragraph">
      <style:paragraph-properties fo:margin-bottom="0in"/>
    </style:style>
    <style:style style:name="TableCell219" style:family="table-cell">
      <style:table-cell-properties fo:border="0.0069in solid #000000" fo:background-color="#FFFF00" style:writing-mode="lr-tb" fo:padding-top="0in" fo:padding-left="0.075in" fo:padding-bottom="0in" fo:padding-right="0.075in"/>
    </style:style>
    <style:style style:name="P220" style:parent-style-name="Standard" style:family="paragraph">
      <style:paragraph-properties fo:margin-bottom="0in"/>
    </style:style>
    <style:style style:name="TableCell221" style:family="table-cell">
      <style:table-cell-properties fo:border="0.0069in solid #000000" fo:background-color="#FFFF00" style:writing-mode="lr-tb" fo:padding-top="0in" fo:padding-left="0.075in" fo:padding-bottom="0in" fo:padding-right="0.075in"/>
    </style:style>
    <style:style style:name="P222" style:parent-style-name="Standard" style:family="paragraph">
      <style:paragraph-properties fo:margin-bottom="0in"/>
    </style:style>
    <style:style style:name="TableCell223" style:family="table-cell">
      <style:table-cell-properties fo:border="0.0069in solid #000000" fo:background-color="#FFFF00" style:writing-mode="lr-tb" fo:padding-top="0in" fo:padding-left="0.075in" fo:padding-bottom="0in" fo:padding-right="0.075in"/>
    </style:style>
    <style:style style:name="P224" style:parent-style-name="Standard" style:family="paragraph">
      <style:paragraph-properties fo:margin-bottom="0in"/>
    </style:style>
    <style:style style:name="TableCell225" style:family="table-cell">
      <style:table-cell-properties fo:border="0.0069in solid #000000" fo:background-color="#FFFF00" style:writing-mode="lr-tb" fo:padding-top="0in" fo:padding-left="0.075in" fo:padding-bottom="0in" fo:padding-right="0.075in"/>
    </style:style>
    <style:style style:name="P226" style:parent-style-name="Standard" style:family="paragraph">
      <style:paragraph-properties fo:margin-bottom="0in"/>
    </style:style>
    <style:style style:name="TableCell227" style:family="table-cell">
      <style:table-cell-properties fo:border="0.0069in solid #000000" fo:background-color="#FFFF00" style:writing-mode="lr-tb" fo:padding-top="0in" fo:padding-left="0.075in" fo:padding-bottom="0in" fo:padding-right="0.075in"/>
    </style:style>
    <style:style style:name="P228" style:parent-style-name="Standard" style:family="paragraph">
      <style:paragraph-properties fo:margin-bottom="0in"/>
    </style:style>
    <style:style style:name="TableCell229" style:family="table-cell">
      <style:table-cell-properties fo:border="0.0069in solid #000000" fo:background-color="#FFFF00" style:writing-mode="lr-tb" fo:padding-top="0in" fo:padding-left="0.075in" fo:padding-bottom="0in" fo:padding-right="0.075in"/>
    </style:style>
    <style:style style:name="P230" style:parent-style-name="Standard" style:family="paragraph">
      <style:paragraph-properties fo:margin-bottom="0in"/>
    </style:style>
    <style:style style:name="TableCell231" style:family="table-cell">
      <style:table-cell-properties fo:border="0.0069in solid #000000" fo:background-color="#FFFF00" style:writing-mode="lr-tb" fo:padding-top="0in" fo:padding-left="0.075in" fo:padding-bottom="0in" fo:padding-right="0.075in"/>
    </style:style>
    <style:style style:name="P232" style:parent-style-name="Standard" style:family="paragraph">
      <style:paragraph-properties fo:margin-bottom="0in"/>
    </style:style>
    <style:style style:name="TableCell233" style:family="table-cell">
      <style:table-cell-properties fo:border="0.0069in solid #000000" fo:background-color="#FFFF00" style:writing-mode="lr-tb" fo:padding-top="0in" fo:padding-left="0.075in" fo:padding-bottom="0in" fo:padding-right="0.075in"/>
    </style:style>
    <style:style style:name="P234" style:parent-style-name="Standard" style:family="paragraph">
      <style:paragraph-properties fo:margin-bottom="0in"/>
    </style:style>
    <style:style style:name="TableCell235" style:family="table-cell">
      <style:table-cell-properties fo:border="0.0069in solid #000000" fo:background-color="#FFFF00" style:writing-mode="lr-tb" fo:padding-top="0in" fo:padding-left="0.075in" fo:padding-bottom="0in" fo:padding-right="0.075in"/>
    </style:style>
    <style:style style:name="P236" style:parent-style-name="Standard" style:family="paragraph">
      <style:paragraph-properties fo:margin-bottom="0in"/>
    </style:style>
    <style:style style:name="TableCell237" style:family="table-cell">
      <style:table-cell-properties fo:border="0.0069in solid #000000" fo:background-color="#FFFF00" style:writing-mode="lr-tb" fo:padding-top="0in" fo:padding-left="0.075in" fo:padding-bottom="0in" fo:padding-right="0.075in"/>
    </style:style>
    <style:style style:name="P238" style:parent-style-name="Standard" style:family="paragraph">
      <style:paragraph-properties fo:margin-bottom="0in"/>
    </style:style>
    <style:style style:name="TableCell239" style:family="table-cell">
      <style:table-cell-properties fo:border="0.0069in solid #000000" fo:background-color="#FFFF00" style:writing-mode="lr-tb" fo:padding-top="0in" fo:padding-left="0.075in" fo:padding-bottom="0in" fo:padding-right="0.075in"/>
    </style:style>
    <style:style style:name="P240" style:parent-style-name="Standard" style:family="paragraph">
      <style:paragraph-properties fo:margin-bottom="0in"/>
    </style:style>
    <style:style style:name="TableCell241" style:family="table-cell">
      <style:table-cell-properties fo:border="0.0069in solid #000000" fo:background-color="#FFFF00" style:writing-mode="lr-tb" fo:padding-top="0in" fo:padding-left="0.075in" fo:padding-bottom="0in" fo:padding-right="0.075in"/>
    </style:style>
    <style:style style:name="P242" style:parent-style-name="Standard" style:family="paragraph">
      <style:paragraph-properties fo:margin-bottom="0in"/>
    </style:style>
    <style:style style:name="TableCell243" style:family="table-cell">
      <style:table-cell-properties fo:border="0.0069in solid #000000" fo:background-color="#FFC000" style:writing-mode="lr-tb" fo:padding-top="0in" fo:padding-left="0.075in" fo:padding-bottom="0in" fo:padding-right="0.075in"/>
    </style:style>
    <style:style style:name="P244" style:parent-style-name="Standard" style:family="paragraph">
      <style:paragraph-properties fo:margin-bottom="0in"/>
    </style:style>
    <style:style style:name="TableCell245" style:family="table-cell">
      <style:table-cell-properties fo:border="0.0069in solid #000000" fo:background-color="#FFC000" style:writing-mode="lr-tb" fo:padding-top="0in" fo:padding-left="0.075in" fo:padding-bottom="0in" fo:padding-right="0.075in"/>
    </style:style>
    <style:style style:name="P246" style:parent-style-name="Standard" style:family="paragraph">
      <style:paragraph-properties fo:margin-bottom="0in"/>
    </style:style>
    <style:style style:name="TableCell247" style:family="table-cell">
      <style:table-cell-properties fo:border="0.0069in solid #000000" fo:background-color="#FFC000" style:writing-mode="lr-tb" fo:padding-top="0in" fo:padding-left="0.075in" fo:padding-bottom="0in" fo:padding-right="0.075in"/>
    </style:style>
    <style:style style:name="P248" style:parent-style-name="Standard" style:family="paragraph">
      <style:paragraph-properties fo:margin-bottom="0in"/>
    </style:style>
    <style:style style:name="TableCell249" style:family="table-cell">
      <style:table-cell-properties fo:border="0.0069in solid #000000" fo:background-color="#FFC000" style:writing-mode="lr-tb" fo:padding-top="0in" fo:padding-left="0.075in" fo:padding-bottom="0in" fo:padding-right="0.075in"/>
    </style:style>
    <style:style style:name="P250" style:parent-style-name="Standard" style:family="paragraph">
      <style:paragraph-properties fo:margin-bottom="0in"/>
    </style:style>
    <style:style style:name="TableCell251" style:family="table-cell">
      <style:table-cell-properties fo:border="0.0069in solid #000000" fo:background-color="#FFC000" style:writing-mode="lr-tb" fo:padding-top="0in" fo:padding-left="0.075in" fo:padding-bottom="0in" fo:padding-right="0.075in"/>
    </style:style>
    <style:style style:name="P252" style:parent-style-name="Standard" style:family="paragraph">
      <style:paragraph-properties fo:margin-bottom="0in"/>
    </style:style>
    <style:style style:name="P253" style:parent-style-name="Standard" style:family="paragraph">
      <style:text-properties fo:font-size="16pt" style:font-size-asian="16pt" style:font-size-complex="16pt"/>
    </style:style>
    <style:style style:name="P254" style:parent-style-name="Normal" style:family="paragraph">
      <style:paragraph-properties fo:text-align="center"/>
      <style:text-properties fo:font-size="12pt" style:font-size-asian="12pt" style:font-size-complex="12pt"/>
    </style:style>
    <style:style style:name="P255" style:parent-style-name="Normal" style:family="paragraph">
      <style:paragraph-properties fo:text-align="center"/>
    </style:style>
    <style:style style:name="P256" style:parent-style-name="Normal" style:family="paragraph">
      <style:paragraph-properties>
        <style:tab-stops>
          <style:tab-stop style:type="left" style:position="4.8333in"/>
        </style:tab-stops>
      </style:paragraph-properties>
    </style:style>
    <style:style style:name="P257" style:parent-style-name="Normal" style:family="paragraph">
      <style:paragraph-properties fo:text-align="center"/>
    </style:style>
    <style:style style:name="P258" style:parent-style-name="Normal" style:family="paragraph">
      <style:paragraph-properties fo:text-align="center"/>
      <style:text-properties fo:font-size="9pt" style:font-size-asian="9pt" style:font-size-complex="9pt"/>
    </style:style>
    <style:style style:name="P259" style:parent-style-name="Normal" style:family="paragraph">
      <style:paragraph-properties fo:text-align="center"/>
    </style:style>
    <style:style style:name="P260" style:parent-style-name="Normal" style:family="paragraph">
      <style:paragraph-properties fo:text-align="center"/>
    </style:style>
    <style:style style:name="P261" style:parent-style-name="Normal" style:family="paragraph">
      <style:paragraph-properties fo:text-align="center"/>
      <style:text-properties fo:font-size="12pt" style:font-size-asian="12pt" style:font-size-complex="12pt"/>
    </style:style>
    <style:style style:name="P262" style:parent-style-name="ListParagraph" style:list-style-name="LFO4" style:family="paragraph"/>
    <style:style style:name="P263" style:parent-style-name="ListParagraph" style:list-style-name="LFO4" style:family="paragraph"/>
    <style:style style:name="P264" style:parent-style-name="ListParagraph" style:list-style-name="LFO4" style:family="paragraph"/>
    <style:style style:name="P265" style:parent-style-name="ListParagraph" style:list-style-name="LFO4" style:family="paragraph"/>
    <style:style style:name="P266" style:parent-style-name="Standard" style:family="paragraph">
      <style:text-properties fo:font-size="16pt" style:font-size-asian="16pt" style:font-size-complex="16pt"/>
    </style:style>
    <style:style style:name="TableColumn268" style:family="table-column">
      <style:table-column-properties style:column-width="1.1777in"/>
    </style:style>
    <style:style style:name="TableColumn269" style:family="table-column">
      <style:table-column-properties style:column-width="1.2798in"/>
    </style:style>
    <style:style style:name="TableColumn270" style:family="table-column">
      <style:table-column-properties style:column-width="4.2284in"/>
    </style:style>
    <style:style style:name="Table267" style:family="table">
      <style:table-properties style:width="6.6861in" fo:margin-left="0in" table:align="left"/>
    </style:style>
    <style:style style:name="TableRow271" style:family="table-row">
      <style:table-row-properties/>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bottom="0in"/>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style:style>
    <style:style style:name="P278" style:parent-style-name="Normal" style:family="paragraph">
      <style:text-properties fo:font-weight="bold" style:font-weight-asian="bold" style:font-weight-complex="bold" fo:font-size="14pt" style:font-size-asian="14pt" style:font-size-complex="14pt"/>
    </style:style>
    <style:style style:name="TableColumn280" style:family="table-column">
      <style:table-column-properties style:column-width="1.1777in"/>
    </style:style>
    <style:style style:name="TableColumn281" style:family="table-column">
      <style:table-column-properties style:column-width="1.2798in"/>
    </style:style>
    <style:style style:name="TableColumn282" style:family="table-column">
      <style:table-column-properties style:column-width="4.2284in"/>
    </style:style>
    <style:style style:name="Table279" style:family="table">
      <style:table-properties style:width="6.6861in" fo:margin-left="0in" table:align="left"/>
    </style:style>
    <style:style style:name="TableRow283" style:family="table-row">
      <style:table-row-properties/>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margin-bottom="0in"/>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margin-bottom="0in"/>
    </style:style>
    <style:style style:family="graphic" style:name="a21">
      <style:graphic-properties style:wrap="run-through" style:run-through="foreground" draw:fill="none" draw:stroke="solid" svg:stroke-width="0.00694in" svg:stroke-color="#000000" draw:marker-end="a20" svg:stroke-opacity="100%" draw:stroke-linejoin="miter" svg:stroke-linecap="butt" style:horizontal-rel="page-content" style:vertical-rel="paragraph" style:horizontal-pos="center" style:vertical-pos="from-top"/>
    </style:style>
    <style:style style:family="graphic" style:name="a2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4">
      <style:graphic-properties fo:wrap-option="wrap" fo:padding-top="0.05in" fo:padding-bottom="0.05in" fo:padding-left="0.1in" fo:padding-right="0.1in" draw:textarea-vertical-align="middle" draw:textarea-horizontal-align="left" style:wrap="run-through" style:run-through="foreground" draw:fill="none" draw:stroke="solid" svg:stroke-width="0.01389in" svg:stroke-color="#70ad47"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2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8">
      <style:graphic-properties style:wrap="run-through" style:run-through="foreground" draw:fill="none" draw:stroke="solid" svg:stroke-width="0.00694in" svg:stroke-color="#000000" draw:marker-end="a27"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solid" draw:fill-color="#ffc000"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1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4">
      <style:graphic-properties style:wrap="run-through" style:run-through="foreground" draw:fill="none" draw:stroke="solid" svg:stroke-width="0.00694in" svg:stroke-color="#000000" draw:marker-end="a13" svg:stroke-opacity="100%" draw:stroke-linejoin="miter" svg:stroke-linecap="butt" style:horizontal-rel="page-content" style:vertical-rel="paragraph" style:horizontal-pos="center" style:vertical-pos="from-top"/>
    </style:style>
    <style:style style:family="graphic" style:name="a1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9">
      <style:graphic-properties style:wrap="run-through" style:run-through="foreground" draw:fill="none" draw:stroke="solid" svg:stroke-width="0.00694in" svg:stroke-color="#000000" draw:marker-end="a18" svg:stroke-opacity="100%" draw:stroke-linejoin="miter" svg:stroke-linecap="butt" style:horizontal-rel="paragraph" style:vertical-rel="paragraph" style:horizontal-pos="from-left" style:vertical-pos="from-top"/>
    </style:style>
    <style:style style:family="graphic" style:name="a0">
      <style:graphic-properties fo:wrap-option="wrap" fo:padding-top="0.09333in" fo:padding-bottom="0.30592in" fo:padding-left="0.09333in" fo:padding-right="0.09333in" draw:textarea-vertical-align="top" draw:textarea-horizontal-align="left"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
      <style:graphic-properties fo:wrap-option="wrap" fo:padding-top="0.122in" fo:padding-bottom="0.122in" fo:padding-left="0.122in" fo:padding-right="0.122in" draw:textarea-vertical-align="top" draw:textarea-horizontal-align="left" draw:fill="solid" draw:fill-color="#ffffff" draw:opacity="9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2">
      <style:graphic-properties fo:wrap-option="wrap" fo:padding-top="0.06756in" fo:padding-bottom="0.06756in" fo:padding-left="0in" fo:padding-right="0.10135in" draw:textarea-vertical-align="middle" draw:textarea-horizontal-align="center" draw:fill="solid" draw:fill-color="#b0bcde" draw:opacity="100%" draw:stroke="none" draw:auto-grow-width="false" draw:auto-grow-height="false"/>
      <style:paragraph-properties style:font-independent-line-spacing="false" style:writing-mode="lr-tb"/>
    </style:style>
    <style:style style:family="graphic" style:name="a3">
      <style:graphic-properties fo:wrap-option="wrap" fo:padding-top="0.09333in" fo:padding-bottom="0.30592in" fo:padding-left="0.09333in" fo:padding-right="0.09333in" draw:textarea-vertical-align="top" draw:textarea-horizontal-align="left"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4">
      <style:graphic-properties fo:wrap-option="wrap" fo:padding-top="0.122in" fo:padding-bottom="0.122in" fo:padding-left="0.122in" fo:padding-right="0.122in" draw:textarea-vertical-align="top" draw:textarea-horizontal-align="left" draw:fill="solid" draw:fill-color="#ffffff" draw:opacity="9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5">
      <style:graphic-properties fo:wrap-option="wrap" fo:padding-top="0.06756in" fo:padding-bottom="0.06756in" fo:padding-left="0in" fo:padding-right="0.10135in" draw:textarea-vertical-align="middle" draw:textarea-horizontal-align="center" draw:fill="solid" draw:fill-color="#b0bcde" draw:opacity="100%" draw:stroke="none" draw:auto-grow-width="false" draw:auto-grow-height="false"/>
      <style:paragraph-properties style:font-independent-line-spacing="false" style:writing-mode="lr-tb"/>
    </style:style>
    <style:style style:family="graphic" style:name="a6">
      <style:graphic-properties fo:wrap-option="wrap" fo:padding-top="0.09333in" fo:padding-bottom="0.30592in" fo:padding-left="0.09333in" fo:padding-right="0.09333in" draw:textarea-vertical-align="top" draw:textarea-horizontal-align="left"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7">
      <style:graphic-properties fo:wrap-option="wrap" fo:padding-top="0.122in" fo:padding-bottom="0.122in" fo:padding-left="0.122in" fo:padding-right="0.122in" draw:textarea-vertical-align="top" draw:textarea-horizontal-align="left" draw:fill="solid" draw:fill-color="#ffffff" draw:opacity="9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8">
      <style:graphic-properties/>
    </style:style>
    <style:style style:family="graphic" style:name="a9">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0">
      <style:graphic-properties style:wrap="run-through" style:run-through="foreground" draw:fill="none" draw:stroke="solid" svg:stroke-width="0.00694in" svg:stroke-color="#000000" draw:marker-end="a29" svg:stroke-opacity="100%" draw:stroke-linejoin="miter" svg:stroke-linecap="butt" style:horizontal-rel="page-content" style:vertical-rel="paragraph" style:horizontal-pos="center" style:vertical-pos="from-top"/>
    </style:style>
    <style:style style:family="graphic" style:name="a3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office:automatic-styles>
  <office:body>
    <office:text text:use-soft-page-breaks="true">
      <text:p text:style-name="P1">JS compiler</text:p>
      <text:p text:style-name="P2"/>
      <text:p text:style-name="P3">Yau Chung Lam</text:p>
      <text:p text:style-name="P4"/>
      <text:p text:style-name="P5"/>
      <text:p text:style-name="P6"/>
      <text:p text:style-name="P7"/>
      <text:p text:style-name="P8"/>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ext:p text:style-name="P15">Date</text:p>
          </table:table-cell>
          <table:table-cell table:style-name="TableCell16">
            <text:p text:style-name="P17">version</text:p>
          </table:table-cell>
          <table:table-cell table:style-name="TableCell18">
            <text:p text:style-name="P19">Remarks</text:p>
          </table:table-cell>
        </table:table-row>
        <table:table-row table:style-name="TableRow20">
          <table:table-cell table:style-name="TableCell21">
            <text:p text:style-name="P22">1/1/2023</text:p>
          </table:table-cell>
          <table:table-cell table:style-name="TableCell23">
            <text:p text:style-name="P24">0.1.0</text:p>
          </table:table-cell>
          <table:table-cell table:style-name="TableCell25">
            <text:p text:style-name="P26"/>
          </table:table-cell>
        </table:table-row>
        <table:table-row table:style-name="TableRow27">
          <table:table-cell table:style-name="TableCell28">
            <text:p text:style-name="P29"/>
          </table:table-cell>
          <table:table-cell table:style-name="TableCell30">
            <text:p text:style-name="P31"/>
          </table:table-cell>
          <table:table-cell table:style-name="TableCell32">
            <text:p text:style-name="P33"/>
          </table:table-cell>
        </table:table-row>
        <table:table-row table:style-name="TableRow34">
          <table:table-cell table:style-name="TableCell35">
            <text:p text:style-name="P36"/>
          </table:table-cell>
          <table:table-cell table:style-name="TableCell37">
            <text:p text:style-name="P38"/>
          </table:table-cell>
          <table:table-cell table:style-name="TableCell39">
            <text:p text:style-name="P40"/>
          </table:table-cell>
        </table:table-row>
        <table:table-row table:style-name="TableRow41">
          <table:table-cell table:style-name="TableCell42">
            <text:p text:style-name="P43"/>
          </table:table-cell>
          <table:table-cell table:style-name="TableCell44">
            <text:p text:style-name="P45"/>
          </table:table-cell>
          <table:table-cell table:style-name="TableCell46">
            <text:p text:style-name="P47"/>
          </table:table-cell>
        </table:table-row>
      </table:table>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Table of Content</text:p>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75"><text:a xlink:href="#_Toc139270304" office:target-frame-name="_top" xlink:show="replace"><text:span text:style-name="Hyperlink">Introduction</text:span><text:tab/>5</text:a></text:p>
          <text:p text:style-name="P76"><text:a xlink:href="#_Toc139270305" office:target-frame-name="_top" xlink:show="replace"><text:span text:style-name="Hyperlink">Background</text:span><text:tab/>5</text:a></text:p>
          <text:p text:style-name="P77"><text:a xlink:href="#_Toc139270306" office:target-frame-name="_top" xlink:show="replace"><text:span text:style-name="Hyperlink">Design</text:span><text:tab/>6</text:a></text:p>
          <text:p text:style-name="P78"><text:a xlink:href="#_Toc139270307" office:target-frame-name="_top" xlink:show="replace"><text:span text:style-name="Hyperlink">Overall Design</text:span><text:tab/>6</text:a></text:p>
          <text:p text:style-name="P79"><text:a xlink:href="#_Toc139270308" office:target-frame-name="_top" xlink:show="replace"><text:span text:style-name="Hyperlink">Compiler</text:span><text:tab/>6</text:a></text:p>
          <text:p text:style-name="P80"><text:a xlink:href="#_Toc139270309" office:target-frame-name="_top" xlink:show="replace"><text:span text:style-name="Hyperlink">Runtime</text:span><text:tab/>6</text:a></text:p>
          <text:p text:style-name="P81"><text:a xlink:href="#_Toc139270310" office:target-frame-name="_top" xlink:show="replace"><text:span text:style-name="Hyperlink">Command line interface</text:span><text:tab/>6</text:a></text:p>
          <text:p text:style-name="P82"><text:a xlink:href="#_Toc139270311" office:target-frame-name="_top" xlink:show="replace"><text:span text:style-name="Hyperlink">Module system</text:span><text:tab/>6</text:a></text:p>
          <text:p text:style-name="P83"><text:a xlink:href="#_Toc139270312" office:target-frame-name="_top" xlink:show="replace"><text:span text:style-name="Hyperlink">Type System</text:span><text:tab/>6</text:a></text:p>
          <text:p text:style-name="P84"><text:a xlink:href="#_Toc139270313" office:target-frame-name="_top" xlink:show="replace"><text:span text:style-name="Hyperlink">Any Type</text:span><text:tab/>6</text:a></text:p>
          <text:p text:style-name="P85"><text:a xlink:href="#_Toc139270314" office:target-frame-name="_top" xlink:show="replace"><text:span text:style-name="Hyperlink">Object Type</text:span><text:tab/>7</text:a></text:p>
          <text:p text:style-name="P86"><text:a xlink:href="#_Toc139270315" office:target-frame-name="_top" xlink:show="replace"><text:span text:style-name="Hyperlink">Implementation</text:span><text:tab/>8</text:a></text:p>
          <text:p text:style-name="P87"><text:a xlink:href="#_Toc139270316" office:target-frame-name="_top" xlink:show="replace"><text:span text:style-name="Hyperlink">IR code</text:span><text:tab/>8</text:a></text:p>
        </text:index-body>
      </text:table-of-content>
      <text:p text:style-name="Normal"/>
      <text:p text:style-name="P88"/>
      <text:p text:style-name="Normal"><text:a xlink:href="#Introduction|region" office:target-frame-name="_top" xlink:show="replace"><text:span text:style-name="T89">Introduction</text:span></text:a></text:p>
      <text:p text:style-name="Standard"><text:span text:style-name="T90"><text:tab/></text:span><text:a xlink:href="#Section1|region" office:target-frame-name="_top" xlink:show="replace"><text:span text:style-name="T91">Background</text:span></text:a></text:p>
      <text:p text:style-name="P92"><text:tab/>Overall Design</text:p>
      <text:p text:style-name="P93"/>
      <text:p text:style-name="P94">Design</text:p>
      <text:p text:style-name="P95"><text:s text:c="4"/>Overall design</text:p>
      <text:p text:style-name="P96"/>
      <text:p text:style-name="P97"><text:s text:c="4"/>Command line interface</text:p>
      <text:soft-page-break/>
      <text:p text:style-name="P98"><text:s text:c="8"/>Config file</text:p>
      <text:p text:style-name="P99"><text:s text:c="8"/>Check</text:p>
      <text:p text:style-name="P100"><text:s text:c="8"/>Build</text:p>
      <text:p text:style-name="P101"><text:s text:c="8"/>Init</text:p>
      <text:p text:style-name="P102"><text:s text:c="3"/></text:p>
      <text:p text:style-name="P103"><text:s text:c="4"/>Type System</text:p>
      <text:p text:style-name="P104"><text:s text:c="8"/>Basic Types</text:p>
      <text:p text:style-name="P105"><text:s text:c="12"/>Any</text:p>
      <text:p text:style-name="P106"><text:s text:c="12"/>Object</text:p>
      <text:p text:style-name="P107"/>
      <text:p text:style-name="P108"><text:s text:c="4"/>Parsing TypeScript</text:p>
      <text:p text:style-name="P109"><text:s text:c="8"/>Using the swc toolchain</text:p>
      <text:p text:style-name="P110"><text:s text:c="8"/>Transforming ECMA imports and export statements</text:p>
      <text:p text:style-name="P111"><text:s text:c="8"/>Transforming Namespaces</text:p>
      <text:p text:style-name="P112"/>
      <text:p text:style-name="P113"><text:s text:c="4"/>Resolving dependencies</text:p>
      <text:p text:style-name="P114"><text:s text:c="8"/>Local dependencies</text:p>
      <text:p text:style-name="P115"><text:s text:c="8"/>External dependencies</text:p>
      <text:p text:style-name="P116"/>
      <text:p text:style-name="P117"><text:s text:c="4"/>Bytecode</text:p>
      <text:p text:style-name="P118"><text:s text:c="8"/>Translating swc AST</text:p>
      <text:p text:style-name="P119"><text:s text:c="8"/>Applying conditional compilation</text:p>
      <text:p text:style-name="P120"><text:s text:c="8"/></text:p>
      <text:p text:style-name="P121"><text:s text:c="4"/>Machine code generation</text:p>
      <text:p text:style-name="P122"><text:s text:c="8"/>Using LLVM</text:p>
      <text:p text:style-name="P123"><text:s text:c="8"/>Translating IR bytecode into LLVM IR</text:p>
      <text:p text:style-name="P124"><text:s text:c="8"/>Creating the object file</text:p>
      <text:p text:style-name="P125"><text:s text:c="8"/>Linking the runtime library</text:p>
      <text:p text:style-name="P126"><text:s text:c="8"/></text:p>
      <text:p text:style-name="P127"><text:s text:c="4"/>Runtime</text:p>
      <text:p text:style-name="P128"><text:s text:c="8"/>Garbage collector</text:p>
      <text:p text:style-name="P129"><text:s text:c="8"/>Try-catch statement</text:p>
      <text:p text:style-name="P130"><text:s text:c="8"/>ECMA implementation</text:p>
      <text:p text:style-name="P131"/>
      <text:p text:style-name="P132"/>
      <text:p text:style-name="P133"/>
      <text:p text:style-name="P134">Implementation</text:p>
      <text:p text:style-name="P135"><text:s text:c="4"/>Command line interface</text:p>
      <text:p text:style-name="P136"><text:s text:c="8"/>Command line argument parsing</text:p>
      <text:p text:style-name="P137"><text:s text:c="8"/>Configuration file parsing</text:p>
      <text:p text:style-name="P138"/>
      <text:p text:style-name="P139"><text:s text:c="4"/>Type System</text:p>
      <text:p text:style-name="P140"><text:s text:c="8"/>Object</text:p>
      <text:p text:style-name="P141"><text:s text:c="12"/>Reading property</text:p>
      <text:p text:style-name="P142"><text:s text:c="12"/>Setting property</text:p>
      <text:p text:style-name="P143"><text:s text:c="12"/>Internal data</text:p>
      <text:p text:style-name="P144"><text:s text:c="8"/>Any</text:p>
      <text:p text:style-name="P145"><text:s text:c="12"/>Bit masks</text:p>
      <text:p text:style-name="P146"><text:s text:c="8"/>Symbols</text:p>
      <text:p text:style-name="P147"/>
      <text:p text:style-name="P148"><text:s text:c="4"/>Parsing TypeScript</text:p>
      <text:p text:style-name="P149"><text:s text:c="8"/>Using SWC toolchain</text:p>
      <text:p text:style-name="P150"><text:s text:c="8"/>Transforming ECMA imports and exports</text:p>
      <text:p text:style-name="P151"><text:s text:c="8"/>Transforming Namespaces</text:p>
      <text:p text:style-name="P152"/>
      <text:p text:style-name="P153"><text:s text:c="4"/>Resolving dependencies</text:p>
      <text:p text:style-name="P154"><text:s text:c="8"/>Local dependencies</text:p>
      <text:p text:style-name="P155"><text:s text:c="8"/>External dependencies</text:p>
      <text:p text:style-name="P156"><text:s text:c="12"/>Caching external modules</text:p>
      <text:p text:style-name="P157"><text:s text:c="8"/>Generating unique module identifiers</text:p>
      <text:p text:style-name="P158"/>
      <text:p text:style-name="P159"><text:s text:c="4"/>IR code</text:p>
      <text:p text:style-name="P160"><text:s text:c="8"/>Load and Store</text:p>
      <text:p text:style-name="P161"><text:s text:c="8"/>Creating Objects</text:p>
      <text:p text:style-name="P162"><text:s text:c="8"/>Calling functions</text:p>
      <text:p text:style-name="P163"><text:s text:c="8"/>Arithmetic operations</text:p>
      <text:p text:style-name="P164"><text:s text:c="8"/>Capturing Variables for closure</text:p>
      <text:p text:style-name="P165"><text:s text:c="8"/>Code blocks</text:p>
      <text:soft-page-break/>
      <text:p text:style-name="P166"><text:s text:c="8"/>Jump operation</text:p>
      <text:p text:style-name="P167"/>
      <text:p text:style-name="P168"><text:s text:c="4"/>Machine code generation</text:p>
      <text:p text:style-name="P169"><text:s text:c="8"/>Using LLVM through inkwell</text:p>
      <text:p text:style-name="P170"><text:s text:c="8"/>Translating IR to LLVM IR</text:p>
      <text:p text:style-name="P171"><text:s text:c="12"/>Code blocks</text:p>
      <text:p text:style-name="P172"><text:s text:c="12"/>Error handling</text:p>
      <text:p text:style-name="P173"><text:s text:c="12"/>Object operations</text:p>
      <text:p text:style-name="P174"><text:s text:c="12"/>Creating closures</text:p>
      <text:p text:style-name="P175"><text:s text:c="16"/>Capturing variables</text:p>
      <text:p text:style-name="P176"/>
      <text:p text:style-name="P177"/>
      <text:p text:style-name="P178"/>
      <text:p text:style-name="P179"><text:s text:c="4"/></text:p>
      <text:p text:style-name="P180"/>
      <text:section text:name="Sect1" text:style-name="S1">
        <text:h text:style-name="P181" text:outline-level="1"><text:bookmark-start text:name="_Toc139270304"/>Introduction<text:bookmark-end text:name="_Toc139270304"/></text:h>
      </text:section>
      <text:section text:name="Sect2" text:style-name="S2">
        <text:h text:style-name="Heading2" text:outline-level="2"><text:bookmark-start text:name="_Toc139270305"/>Background<text:bookmark-end text:name="_Toc139270305"/></text:h>
        <text:p text:style-name="Standard">Typescript is a superset of JavaScript has been slowly replacing JavaScript on the web. However, current JavaScript engines does not execute Typescript, instead the developer transpiles Typescript into JavaScript to be executed. It is certain that introduction of types boosts the performance of scripts, yet behind the scenes the JavaScript Engine speculates and generates a variety of compiled functions in different compiling stage, resulting in a huge overhead and memory usage.</text:p>
        <text:p text:style-name="Standard"/>
        <text:p text:style-name="Standard">Web Assembly is an assembly language that was release in 2017 introduced an alternative to JavaScript for executing programs in near native performance. Web Assembly is initially designed to run alongside JavaScript. However, the overhead of bridging JavaScript and Web Assembly is huge. In some cases, the overhead is even larger than the execution time of the assembly.</text:p>
        <text:p text:style-name="Standard"/>
        <text:p text:style-name="Standard">This project aims to combine the fast execution speed of Web Assembly and the Typed system of Typescript. <text:s/>With a Typed system introduced, memory layout of Objects is known at compile time, <text:s/></text:p>
        <text:p text:style-name="Standard">Web Assembly can perform native Assembly instructions on Objects and possibly inlining functions.</text:p>
        <text:p text:style-name="Standard"/>
        <text:p text:style-name="Standard">This project also implements a JavaScript engine to increase compatibility for users transiting from</text:p>
        <text:p text:style-name="Standard">JavaScript to Typescript and Web Assembly.</text:p>
        <text:p text:style-name="Standard"/>
        <text:p text:style-name="Standard">This project uses the Rust programming language as the primary coding language.</text:p>
        <text:p text:style-name="Standard">Rust, is a programming language that features memory safety and a sophisticated build system which has gain momentum in the past few years. It is on its seventh year being the most loved language on Stack Overflow survey.</text:p>
      </text:section>
      <text:section text:name="Sect3" text:style-name="S3">
        <text:p text:style-name="Standard"/>
        <text:p text:style-name="Standard"/>
        <text:p text:style-name="Standard"/>
        <text:h text:style-name="P182" text:outline-level="1"><text:bookmark-start text:name="_Toc139270306"/>Design<text:bookmark-end text:name="_Toc139270306"/></text:h>
        <text:h text:style-name="Heading2" text:outline-level="2"><text:bookmark-start text:name="_Toc139270307"/>Overall Design<text:bookmark-end text:name="_Toc139270307"/></text:h>
        <text:p text:style-name="Normal">The project is abstracted into two sections: the runtime and the compiler.</text:p>
        <text:p text:style-name="Normal"/>
        <text:h text:style-name="Heading3" text:outline-level="3"><text:bookmark-start text:name="_Toc139270308"/>Compiler<text:bookmark-end text:name="_Toc139270308"/></text:h>
        <text:p text:style-name="Normal">The compiler can be divided into three main stages:</text:p>
        <text:p text:style-name="Standard"><draw:g draw:name="Diagram 5" draw:id="id8" draw:style-name="a8" text:anchor-type="as-char"><svg:title/><svg:desc/><draw:custom-shape svg:x="0in" svg:y="0in" svg:width="1.35685in" svg:height="0.76777in" draw:id="id0" draw:style-name="a0" draw:name="Freeform: Shape 2"><svg:title/><svg:desc/><text:p text:style-name="P183"><text:span text:style-name="T184">Parsing</text:span></text:p><draw:enhanced-geometry draw:type="non-primitive" svg:viewBox="0 0 1240708 702045"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draw:equation draw:name="f0" draw:formula="0"/><draw:equation draw:name="f1" draw:formula="1240708"/><draw:equation draw:name="f2" draw:formula="702045"/><draw:equation draw:name="f3" draw:formula="70205"/><draw:equation draw:name="f4" draw:formula="31432"/><draw:equation draw:name="f5" draw:formula="1170504"/><draw:equation draw:name="f6" draw:formula="1209277"/><draw:equation draw:name="f7" draw:formula="1240709"/><draw:equation draw:name="f8" draw:formula="257417"/><draw:equation draw:name="f9" draw:formula="444629"/><draw:equation draw:name="f10" draw:formula="631841"/><draw:equation draw:name="f11" draw:formula="670614"/><draw:equation draw:name="f12" draw:formula="1209276"/><draw:equation draw:name="f13" draw:formula="702046"/><draw:equation draw:name="f14" draw:formula="1170503"/><draw:equation draw:name="f15" draw:formula="670613"/><draw:equation draw:name="f16" draw:formula="631840"/><draw:equation draw:name="f17" draw:formula="?f2 - ?f0"/><draw:equation draw:name="f18" draw:formula="?f1 - ?f0"/><draw:equation draw:name="f19" draw:formula="?f18 / 1240708"/><draw:equation draw:name="f20" draw:formula="?f17 / 702045"/><draw:equation draw:name="f21" draw:formula="0 * ?f18"/><draw:equation draw:name="f22" draw:formula="70205 * ?f17"/><draw:equation draw:name="f23" draw:formula="70205 * ?f18"/><draw:equation draw:name="f24" draw:formula="0 * ?f17"/><draw:equation draw:name="f25" draw:formula="1170504 * ?f18"/><draw:equation draw:name="f26" draw:formula="1240709 * ?f18"/><draw:equation draw:name="f27" draw:formula="1240708 * ?f18"/><draw:equation draw:name="f28" draw:formula="631841 * ?f17"/><draw:equation draw:name="f29" draw:formula="1170503 * ?f18"/><draw:equation draw:name="f30" draw:formula="702046 * ?f17"/><draw:equation draw:name="f31" draw:formula="702045 * ?f17"/><draw:equation draw:name="f32" draw:formula="631840 * ?f17"/><draw:equation draw:name="f33" draw:formula="?f21 / 1240708"/><draw:equation draw:name="f34" draw:formula="?f22 / 702045"/><draw:equation draw:name="f35" draw:formula="?f23 / 1240708"/><draw:equation draw:name="f36" draw:formula="?f24 / 702045"/><draw:equation draw:name="f37" draw:formula="?f25 / 1240708"/><draw:equation draw:name="f38" draw:formula="?f26 / 1240708"/><draw:equation draw:name="f39" draw:formula="?f27 / 1240708"/><draw:equation draw:name="f40" draw:formula="?f28 / 702045"/><draw:equation draw:name="f41" draw:formula="?f29 / 1240708"/><draw:equation draw:name="f42" draw:formula="?f30 / 702045"/><draw:equation draw:name="f43" draw:formula="?f31 / 702045"/><draw:equation draw:name="f44" draw:formula="?f32 / 702045"/><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custom-shape svg:x="0.27791in" svg:y="0.51185in" svg:width="1.35685in" svg:height="0.97884in" draw:id="id1" draw:style-name="a1" draw:name="Freeform: Shape 3"><svg:title/><svg:desc/><text:list text:style-name="LFO1" text:continue-numbering="true"><text:list-item><text:list><text:list-item><text:p text:style-name="P185"><text:span text:style-name="T186">Parses Typescript into AST</text:span></text:p></text:list-item></text:list></text:list-item></text:list><draw:enhanced-geometry draw:type="non-primitive" svg:viewBox="0 0 1240708 89504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240708"/><draw:equation draw:name="f2" draw:formula="895049"/><draw:equation draw:name="f3" draw:formula="89505"/><draw:equation draw:name="f4" draw:formula="40073"/><draw:equation draw:name="f5" draw:formula="1151203"/><draw:equation draw:name="f6" draw:formula="1200635"/><draw:equation draw:name="f7" draw:formula="805544"/><draw:equation draw:name="f8" draw:formula="854976"/><draw:equation draw:name="f9" draw:formula="?f2 - ?f0"/><draw:equation draw:name="f10" draw:formula="?f1 - ?f0"/><draw:equation draw:name="f11" draw:formula="?f10 / 1240708"/><draw:equation draw:name="f12" draw:formula="?f9 / 895049"/><draw:equation draw:name="f13" draw:formula="0 * ?f10"/><draw:equation draw:name="f14" draw:formula="89505 * ?f9"/><draw:equation draw:name="f15" draw:formula="89505 * ?f10"/><draw:equation draw:name="f16" draw:formula="0 * ?f9"/><draw:equation draw:name="f17" draw:formula="1151203 * ?f10"/><draw:equation draw:name="f18" draw:formula="1240708 * ?f10"/><draw:equation draw:name="f19" draw:formula="805544 * ?f9"/><draw:equation draw:name="f20" draw:formula="895049 * ?f9"/><draw:equation draw:name="f21" draw:formula="?f13 / 1240708"/><draw:equation draw:name="f22" draw:formula="?f14 / 895049"/><draw:equation draw:name="f23" draw:formula="?f15 / 1240708"/><draw:equation draw:name="f24" draw:formula="?f16 / 895049"/><draw:equation draw:name="f25" draw:formula="?f17 / 1240708"/><draw:equation draw:name="f26" draw:formula="?f18 / 1240708"/><draw:equation draw:name="f27" draw:formula="?f19 / 895049"/><draw:equation draw:name="f28" draw:formula="?f20 / 89504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1.56255in" svg:y="0.08702in" svg:width="0.43607in" svg:height="0.33782in" draw:id="id2" draw:style-name="a2" draw:name="Freeform: Shape 4"><svg:title/><svg:desc/><text:p text:style-name="P187"/><draw:enhanced-geometry draw:type="non-primitive" svg:viewBox="0 0 398744 308900" draw:enhanced-path="M ?f0 ?f3 L ?f4 ?f3 ?f4 ?f0 ?f1 ?f5 ?f4 ?f2 ?f4 ?f6 ?f0 ?f6 ?f0 ?f3 Z N" draw:text-areas="?f27 ?f29 ?f28 ?f30" draw:glue-points="?f31 ?f32 ?f33 ?f32 ?f33 ?f34 ?f35 ?f36 ?f33 ?f37 ?f33 ?f38 ?f31 ?f38 ?f31 ?f32" draw:glue-point-leaving-directions="-90, -90, -90, -90, -90, -90, -90, -90"><draw:equation draw:name="f0" draw:formula="0"/><draw:equation draw:name="f1" draw:formula="398744"/><draw:equation draw:name="f2" draw:formula="308900"/><draw:equation draw:name="f3" draw:formula="61780"/><draw:equation draw:name="f4" draw:formula="244294"/><draw:equation draw:name="f5" draw:formula="154450"/><draw:equation draw:name="f6" draw:formula="247120"/><draw:equation draw:name="f7" draw:formula="?f2 - ?f0"/><draw:equation draw:name="f8" draw:formula="?f1 - ?f0"/><draw:equation draw:name="f9" draw:formula="?f8 / 398744"/><draw:equation draw:name="f10" draw:formula="?f7 / 308900"/><draw:equation draw:name="f11" draw:formula="0 * ?f8"/><draw:equation draw:name="f12" draw:formula="61780 * ?f7"/><draw:equation draw:name="f13" draw:formula="244294 * ?f8"/><draw:equation draw:name="f14" draw:formula="0 * ?f7"/><draw:equation draw:name="f15" draw:formula="398744 * ?f8"/><draw:equation draw:name="f16" draw:formula="154450 * ?f7"/><draw:equation draw:name="f17" draw:formula="308900 * ?f7"/><draw:equation draw:name="f18" draw:formula="247120 * ?f7"/><draw:equation draw:name="f19" draw:formula="?f11 / 398744"/><draw:equation draw:name="f20" draw:formula="?f12 / 308900"/><draw:equation draw:name="f21" draw:formula="?f13 / 398744"/><draw:equation draw:name="f22" draw:formula="?f14 / 308900"/><draw:equation draw:name="f23" draw:formula="?f15 / 398744"/><draw:equation draw:name="f24" draw:formula="?f16 / 308900"/><draw:equation draw:name="f25" draw:formula="?f17 / 308900"/><draw:equation draw:name="f26" draw:formula="?f18 / 308900"/><draw:equation draw:name="f27" draw:formula="?f0 / ?f9"/><draw:equation draw:name="f28" draw:formula="?f1 / ?f9"/><draw:equation draw:name="f29" draw:formula="?f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2.17964in" svg:y="0in" svg:width="1.35685in" svg:height="0.76777in" draw:id="id3" draw:style-name="a3" draw:name="Freeform: Shape 5"><svg:title/><svg:desc/><text:p text:style-name="P188"><text:span text:style-name="T189">IR generation</text:span></text:p><draw:enhanced-geometry draw:type="non-primitive" svg:viewBox="0 0 1240708 702045"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draw:equation draw:name="f0" draw:formula="0"/><draw:equation draw:name="f1" draw:formula="1240708"/><draw:equation draw:name="f2" draw:formula="702045"/><draw:equation draw:name="f3" draw:formula="70205"/><draw:equation draw:name="f4" draw:formula="31432"/><draw:equation draw:name="f5" draw:formula="1170504"/><draw:equation draw:name="f6" draw:formula="1209277"/><draw:equation draw:name="f7" draw:formula="1240709"/><draw:equation draw:name="f8" draw:formula="257417"/><draw:equation draw:name="f9" draw:formula="444629"/><draw:equation draw:name="f10" draw:formula="631841"/><draw:equation draw:name="f11" draw:formula="670614"/><draw:equation draw:name="f12" draw:formula="1209276"/><draw:equation draw:name="f13" draw:formula="702046"/><draw:equation draw:name="f14" draw:formula="1170503"/><draw:equation draw:name="f15" draw:formula="670613"/><draw:equation draw:name="f16" draw:formula="631840"/><draw:equation draw:name="f17" draw:formula="?f2 - ?f0"/><draw:equation draw:name="f18" draw:formula="?f1 - ?f0"/><draw:equation draw:name="f19" draw:formula="?f18 / 1240708"/><draw:equation draw:name="f20" draw:formula="?f17 / 702045"/><draw:equation draw:name="f21" draw:formula="0 * ?f18"/><draw:equation draw:name="f22" draw:formula="70205 * ?f17"/><draw:equation draw:name="f23" draw:formula="70205 * ?f18"/><draw:equation draw:name="f24" draw:formula="0 * ?f17"/><draw:equation draw:name="f25" draw:formula="1170504 * ?f18"/><draw:equation draw:name="f26" draw:formula="1240709 * ?f18"/><draw:equation draw:name="f27" draw:formula="1240708 * ?f18"/><draw:equation draw:name="f28" draw:formula="631841 * ?f17"/><draw:equation draw:name="f29" draw:formula="1170503 * ?f18"/><draw:equation draw:name="f30" draw:formula="702046 * ?f17"/><draw:equation draw:name="f31" draw:formula="702045 * ?f17"/><draw:equation draw:name="f32" draw:formula="631840 * ?f17"/><draw:equation draw:name="f33" draw:formula="?f21 / 1240708"/><draw:equation draw:name="f34" draw:formula="?f22 / 702045"/><draw:equation draw:name="f35" draw:formula="?f23 / 1240708"/><draw:equation draw:name="f36" draw:formula="?f24 / 702045"/><draw:equation draw:name="f37" draw:formula="?f25 / 1240708"/><draw:equation draw:name="f38" draw:formula="?f26 / 1240708"/><draw:equation draw:name="f39" draw:formula="?f27 / 1240708"/><draw:equation draw:name="f40" draw:formula="?f28 / 702045"/><draw:equation draw:name="f41" draw:formula="?f29 / 1240708"/><draw:equation draw:name="f42" draw:formula="?f30 / 702045"/><draw:equation draw:name="f43" draw:formula="?f31 / 702045"/><draw:equation draw:name="f44" draw:formula="?f32 / 702045"/><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custom-shape svg:x="2.45755in" svg:y="0.51185in" svg:width="1.35685in" svg:height="0.97884in" draw:id="id4" draw:style-name="a4" draw:name="Freeform: Shape 6"><svg:title/><svg:desc/><text:list text:style-name="LFO2" text:continue-numbering="true"><text:list-item><text:list><text:list-item><text:p text:style-name="P190"><text:span text:style-name="T191">generates IR code by translating AST</text:span></text:p></text:list-item></text:list></text:list-item></text:list><draw:enhanced-geometry draw:type="non-primitive" svg:viewBox="0 0 1240708 89504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240708"/><draw:equation draw:name="f2" draw:formula="895049"/><draw:equation draw:name="f3" draw:formula="89505"/><draw:equation draw:name="f4" draw:formula="40073"/><draw:equation draw:name="f5" draw:formula="1151203"/><draw:equation draw:name="f6" draw:formula="1200635"/><draw:equation draw:name="f7" draw:formula="805544"/><draw:equation draw:name="f8" draw:formula="854976"/><draw:equation draw:name="f9" draw:formula="?f2 - ?f0"/><draw:equation draw:name="f10" draw:formula="?f1 - ?f0"/><draw:equation draw:name="f11" draw:formula="?f10 / 1240708"/><draw:equation draw:name="f12" draw:formula="?f9 / 895049"/><draw:equation draw:name="f13" draw:formula="0 * ?f10"/><draw:equation draw:name="f14" draw:formula="89505 * ?f9"/><draw:equation draw:name="f15" draw:formula="89505 * ?f10"/><draw:equation draw:name="f16" draw:formula="0 * ?f9"/><draw:equation draw:name="f17" draw:formula="1151203 * ?f10"/><draw:equation draw:name="f18" draw:formula="1240708 * ?f10"/><draw:equation draw:name="f19" draw:formula="805544 * ?f9"/><draw:equation draw:name="f20" draw:formula="895049 * ?f9"/><draw:equation draw:name="f21" draw:formula="?f13 / 1240708"/><draw:equation draw:name="f22" draw:formula="?f14 / 895049"/><draw:equation draw:name="f23" draw:formula="?f15 / 1240708"/><draw:equation draw:name="f24" draw:formula="?f16 / 895049"/><draw:equation draw:name="f25" draw:formula="?f17 / 1240708"/><draw:equation draw:name="f26" draw:formula="?f18 / 1240708"/><draw:equation draw:name="f27" draw:formula="?f19 / 895049"/><draw:equation draw:name="f28" draw:formula="?f20 / 89504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3.74219in" svg:y="0.08702in" svg:width="0.43607in" svg:height="0.33782in" draw:id="id5" draw:style-name="a5" draw:name="Freeform: Shape 7"><svg:title/><svg:desc/><text:p text:style-name="P192"/><draw:enhanced-geometry draw:type="non-primitive" svg:viewBox="0 0 398744 308900" draw:enhanced-path="M ?f0 ?f3 L ?f4 ?f3 ?f4 ?f0 ?f1 ?f5 ?f4 ?f2 ?f4 ?f6 ?f0 ?f6 ?f0 ?f3 Z N" draw:text-areas="?f27 ?f29 ?f28 ?f30" draw:glue-points="?f31 ?f32 ?f33 ?f32 ?f33 ?f34 ?f35 ?f36 ?f33 ?f37 ?f33 ?f38 ?f31 ?f38 ?f31 ?f32" draw:glue-point-leaving-directions="-90, -90, -90, -90, -90, -90, -90, -90"><draw:equation draw:name="f0" draw:formula="0"/><draw:equation draw:name="f1" draw:formula="398744"/><draw:equation draw:name="f2" draw:formula="308900"/><draw:equation draw:name="f3" draw:formula="61780"/><draw:equation draw:name="f4" draw:formula="244294"/><draw:equation draw:name="f5" draw:formula="154450"/><draw:equation draw:name="f6" draw:formula="247120"/><draw:equation draw:name="f7" draw:formula="?f2 - ?f0"/><draw:equation draw:name="f8" draw:formula="?f1 - ?f0"/><draw:equation draw:name="f9" draw:formula="?f8 / 398744"/><draw:equation draw:name="f10" draw:formula="?f7 / 308900"/><draw:equation draw:name="f11" draw:formula="0 * ?f8"/><draw:equation draw:name="f12" draw:formula="61780 * ?f7"/><draw:equation draw:name="f13" draw:formula="244294 * ?f8"/><draw:equation draw:name="f14" draw:formula="0 * ?f7"/><draw:equation draw:name="f15" draw:formula="398744 * ?f8"/><draw:equation draw:name="f16" draw:formula="154450 * ?f7"/><draw:equation draw:name="f17" draw:formula="308900 * ?f7"/><draw:equation draw:name="f18" draw:formula="247120 * ?f7"/><draw:equation draw:name="f19" draw:formula="?f11 / 398744"/><draw:equation draw:name="f20" draw:formula="?f12 / 308900"/><draw:equation draw:name="f21" draw:formula="?f13 / 398744"/><draw:equation draw:name="f22" draw:formula="?f14 / 308900"/><draw:equation draw:name="f23" draw:formula="?f15 / 398744"/><draw:equation draw:name="f24" draw:formula="?f16 / 308900"/><draw:equation draw:name="f25" draw:formula="?f17 / 308900"/><draw:equation draw:name="f26" draw:formula="?f18 / 308900"/><draw:equation draw:name="f27" draw:formula="?f0 / ?f9"/><draw:equation draw:name="f28" draw:formula="?f1 / ?f9"/><draw:equation draw:name="f29" draw:formula="?f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4.35927in" svg:y="0in" svg:width="1.35685in" svg:height="0.76777in" draw:id="id6" draw:style-name="a6" draw:name="Freeform: Shape 8"><svg:title/><svg:desc/><text:p text:style-name="P193"><text:span text:style-name="T194">Machine code generation</text:span></text:p><draw:enhanced-geometry draw:type="non-primitive" svg:viewBox="0 0 1240708 702045"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draw:equation draw:name="f0" draw:formula="0"/><draw:equation draw:name="f1" draw:formula="1240708"/><draw:equation draw:name="f2" draw:formula="702045"/><draw:equation draw:name="f3" draw:formula="70205"/><draw:equation draw:name="f4" draw:formula="31432"/><draw:equation draw:name="f5" draw:formula="1170504"/><draw:equation draw:name="f6" draw:formula="1209277"/><draw:equation draw:name="f7" draw:formula="1240709"/><draw:equation draw:name="f8" draw:formula="257417"/><draw:equation draw:name="f9" draw:formula="444629"/><draw:equation draw:name="f10" draw:formula="631841"/><draw:equation draw:name="f11" draw:formula="670614"/><draw:equation draw:name="f12" draw:formula="1209276"/><draw:equation draw:name="f13" draw:formula="702046"/><draw:equation draw:name="f14" draw:formula="1170503"/><draw:equation draw:name="f15" draw:formula="670613"/><draw:equation draw:name="f16" draw:formula="631840"/><draw:equation draw:name="f17" draw:formula="?f2 - ?f0"/><draw:equation draw:name="f18" draw:formula="?f1 - ?f0"/><draw:equation draw:name="f19" draw:formula="?f18 / 1240708"/><draw:equation draw:name="f20" draw:formula="?f17 / 702045"/><draw:equation draw:name="f21" draw:formula="0 * ?f18"/><draw:equation draw:name="f22" draw:formula="70205 * ?f17"/><draw:equation draw:name="f23" draw:formula="70205 * ?f18"/><draw:equation draw:name="f24" draw:formula="0 * ?f17"/><draw:equation draw:name="f25" draw:formula="1170504 * ?f18"/><draw:equation draw:name="f26" draw:formula="1240709 * ?f18"/><draw:equation draw:name="f27" draw:formula="1240708 * ?f18"/><draw:equation draw:name="f28" draw:formula="631841 * ?f17"/><draw:equation draw:name="f29" draw:formula="1170503 * ?f18"/><draw:equation draw:name="f30" draw:formula="702046 * ?f17"/><draw:equation draw:name="f31" draw:formula="702045 * ?f17"/><draw:equation draw:name="f32" draw:formula="631840 * ?f17"/><draw:equation draw:name="f33" draw:formula="?f21 / 1240708"/><draw:equation draw:name="f34" draw:formula="?f22 / 702045"/><draw:equation draw:name="f35" draw:formula="?f23 / 1240708"/><draw:equation draw:name="f36" draw:formula="?f24 / 702045"/><draw:equation draw:name="f37" draw:formula="?f25 / 1240708"/><draw:equation draw:name="f38" draw:formula="?f26 / 1240708"/><draw:equation draw:name="f39" draw:formula="?f27 / 1240708"/><draw:equation draw:name="f40" draw:formula="?f28 / 702045"/><draw:equation draw:name="f41" draw:formula="?f29 / 1240708"/><draw:equation draw:name="f42" draw:formula="?f30 / 702045"/><draw:equation draw:name="f43" draw:formula="?f31 / 702045"/><draw:equation draw:name="f44" draw:formula="?f32 / 702045"/><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custom-shape svg:x="4.63718in" svg:y="0.51185in" svg:width="1.35685in" svg:height="0.97884in" draw:id="id7" draw:style-name="a7" draw:name="Freeform: Shape 9"><svg:title/><svg:desc/><text:list text:style-name="LFO3" text:continue-numbering="true"><text:list-item><text:list><text:list-item><text:p text:style-name="P195"><text:span text:style-name="T196">generates Machine code from IR code</text:span></text:p></text:list-item></text:list></text:list-item></text:list><draw:enhanced-geometry draw:type="non-primitive" svg:viewBox="0 0 1240708 89504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240708"/><draw:equation draw:name="f2" draw:formula="895049"/><draw:equation draw:name="f3" draw:formula="89505"/><draw:equation draw:name="f4" draw:formula="40073"/><draw:equation draw:name="f5" draw:formula="1151203"/><draw:equation draw:name="f6" draw:formula="1200635"/><draw:equation draw:name="f7" draw:formula="805544"/><draw:equation draw:name="f8" draw:formula="854976"/><draw:equation draw:name="f9" draw:formula="?f2 - ?f0"/><draw:equation draw:name="f10" draw:formula="?f1 - ?f0"/><draw:equation draw:name="f11" draw:formula="?f10 / 1240708"/><draw:equation draw:name="f12" draw:formula="?f9 / 895049"/><draw:equation draw:name="f13" draw:formula="0 * ?f10"/><draw:equation draw:name="f14" draw:formula="89505 * ?f9"/><draw:equation draw:name="f15" draw:formula="89505 * ?f10"/><draw:equation draw:name="f16" draw:formula="0 * ?f9"/><draw:equation draw:name="f17" draw:formula="1151203 * ?f10"/><draw:equation draw:name="f18" draw:formula="1240708 * ?f10"/><draw:equation draw:name="f19" draw:formula="805544 * ?f9"/><draw:equation draw:name="f20" draw:formula="895049 * ?f9"/><draw:equation draw:name="f21" draw:formula="?f13 / 1240708"/><draw:equation draw:name="f22" draw:formula="?f14 / 895049"/><draw:equation draw:name="f23" draw:formula="?f15 / 1240708"/><draw:equation draw:name="f24" draw:formula="?f16 / 895049"/><draw:equation draw:name="f25" draw:formula="?f17 / 1240708"/><draw:equation draw:name="f26" draw:formula="?f18 / 1240708"/><draw:equation draw:name="f27" draw:formula="?f19 / 895049"/><draw:equation draw:name="f28" draw:formula="?f20 / 89504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g></text:p>
        <text:h text:style-name="Heading3" text:outline-level="3"><text:bookmark-start text:name="_Toc139270309"/>Runtime<text:bookmark-end text:name="_Toc139270309"/></text:h>
        <text:p text:style-name="Normal">The runtime is a static library that provides util functions that ease the compiling process of the compiler. The runtime provides functions such as creating and modifying Objects, the standard ECMA library and most importantly, the garbage collector. <text:s/></text:p>
        <text:p text:style-name="Normal"/>
        <text:h text:style-name="Heading2" text:outline-level="2"><text:bookmark-start text:name="_Toc139270310"/>Command line interface<text:bookmark-end text:name="_Toc139270310"/></text:h>
        <text:p text:style-name="Standard"/>
        <text:p text:style-name="Standard">The command line interface is the bridge between the compiler and the user. The design of the command line interface is referenced from other compilers.</text:p>
        <text:p text:style-name="Standard"/>
        <text:p text:style-name="Standard">Commands:</text:p>
        <text:p text:style-name="Standard"><text:s text:c="2"/>check: Check a local package and all its dependencies for errors.</text:p>
        <text:p text:style-name="Standard"><text:s text:c="2"/>build: <text:s/>Compile a local package and all its dependencies.</text:p>
        <text:p text:style-name="Standard"><text:s text:c="2"/>init: <text:s text:c="4"/>Initialize a local package.</text:p>
        <text:p text:style-name="Standard"><text:s text:c="2"/>help: <text:s text:c="2"/>Print this message or the help of the given subcommand(s).</text:p>
        <text:p text:style-name="Standard"/>
        <text:p text:style-name="Standard"/>
        <text:p text:style-name="Standard"/>
        <text:h text:style-name="Heading2" text:outline-level="2"><text:bookmark-start text:name="_Toc139270312"/>Type System<text:bookmark-end text:name="_Toc139270312"/></text:h>
        <text:p text:style-name="Standard"/>
        <text:h text:style-name="Heading3" text:outline-level="3"><text:bookmark-start text:name="_Toc139270313"/>Any Type<text:bookmark-end text:name="_Toc139270313"/></text:h>
        <text:p text:style-name="Standard">Nan boxing is used by the JavaScript engine as a technique to allow any dynamic type to be contained in a 64bit float.</text:p>
        <text:p text:style-name="Standard"/>
        <text:p text:style-name="Standard">When the value is not a number, the first 16 bit is used to identify the type and the last 48 bit is used to store data such as pointers or symbols.</text:p>
        <text:soft-page-break/>
        <text:p text:style-name="Standard"><draw:custom-shape svg:width="0.34167in" svg:height="2.325in" draw:z-index="251663360" draw:id="id9" draw:style-name="a9" draw:transform="translate(-0.17083in -1.1625in) rotate(-4.71239) translate(6.07603in 1.09097in)" draw:name="Left Brace 16" text:anchor-type="paragraph"><svg:title/><svg:desc/><draw:enhanced-geometry draw:path-stretchpoint-x="21600" draw:path-stretchpoint-y="21600" draw:type="non-primitive" svg:viewBox="0 0 21600 21600" draw:enhanced-path="S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Z N F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N" draw:text-areas="?f46 ?f47 ?f20 ?f49" draw:glue-points="?f20 ?f10 ?f10 ?f29 ?f20 ?f21" draw:glue-point-leaving-directions="-180, -270, -360" draw:modifiers="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5400000"/><draw:equation draw:name="f12" draw:formula="8333"/><draw:equation draw:name="f13" draw:formula="50000"/><draw:equation draw:name="f14" draw:formula="2700000 + ?f1"/><draw:equation draw:name="f15" draw:formula="?f7 / 21600"/><draw:equation draw:name="f16" draw:formula="?f6 / 21600"/><draw:equation draw:name="f17" draw:formula="21600 * ?f7"/><draw:equation draw:name="f18" draw:formula="21600 * ?f6"/><draw:equation draw:name="f19" draw:formula="min(?f16, ?f15)"/><draw:equation draw:name="f20" draw:formula="?f17 / ?f8"/><draw:equation draw:name="f21" draw:formula="?f18 / ?f8"/><draw:equation draw:name="f22" draw:formula="?f21 - ?f10"/><draw:equation draw:name="f23" draw:formula="?f20 - ?f10"/><draw:equation draw:name="f24" draw:formula="?f23 / 2"/><draw:equation draw:name="f25" draw:formula="min(?f23, ?f22)"/><draw:equation draw:name="f26" draw:formula="?f22 * ?f13"/><draw:equation draw:name="f27" draw:formula="?f10 + ?f24"/><draw:equation draw:name="f28" draw:formula="?f25 * ?f12"/><draw:equation draw:name="f29" draw:formula="?f26 / 100000"/><draw:equation draw:name="f30" draw:formula="?f14 - ?f1"/><draw:equation draw:name="f31" draw:formula="?f24 * ?f19"/><draw:equation draw:name="f32" draw:formula="?f28 / 100000"/><draw:equation draw:name="f33" draw:formula="?f30 + ?f1"/><draw:equation draw:name="f34" draw:formula="?f33 * ?f9 / ?f0"/><draw:equation draw:name="f35" draw:formula="0 - ?f34"/><draw:equation draw:name="f36" draw:formula="sin(?f35)"/><draw:equation draw:name="f37" draw:formula="0 - ?f36"/><draw:equation draw:name="f38" draw:formula="?f37"/><draw:equation draw:name="f39" draw:formula="cos(?f35)"/><draw:equation draw:name="f40" draw:formula="0 - ?f39"/><draw:equation draw:name="f41" draw:formula="?f40"/><draw:equation draw:name="f42" draw:formula="?f29 + ?f32"/><draw:equation draw:name="f43" draw:formula="?f32 * ?f19"/><draw:equation draw:name="f44" draw:formula="?f38 * ?f24"/><draw:equation draw:name="f45" draw:formula="?f41 * ?f32"/><draw:equation draw:name="f46" draw:formula="?f20 - ?f44"/><draw:equation draw:name="f47" draw:formula="?f32 - ?f45"/><draw:equation draw:name="f48" draw:formula="?f21 + ?f45"/><draw:equation draw:name="f49" draw:formula="?f48 - ?f32"/><draw:equation draw:name="f50" draw:formula="21550000 - ?f1"/><draw:equation draw:name="f51" draw:formula="if(?f50, ?f1, 21550000)"/><draw:equation draw:name="f52" draw:formula="-21550000 - ?f51"/><draw:equation draw:name="f53" draw:formula="if(?f52, -21550000, ?f51)"/><draw:equation draw:name="f54" draw:formula="?f1 + ?f53"/><draw:equation draw:name="f55" draw:formula="?f1 + ?f1"/><draw:equation draw:name="f56" draw:formula="?f55 * ?f9 / ?f0"/><draw:equation draw:name="f57" draw:formula="0 - ?f56"/><draw:equation draw:name="f58" draw:formula="cos(?f57)"/><draw:equation draw:name="f59" draw:formula="0 - ?f58"/><draw:equation draw:name="f60" draw:formula="?f59 * ?f31"/><draw:equation draw:name="f61" draw:formula="sin(?f57)"/><draw:equation draw:name="f62" draw:formula="0 - ?f61"/><draw:equation draw:name="f63" draw:formula="?f62 * ?f43"/><draw:equation draw:name="f64" draw:formula="sqrt(?f60 * ?f60 + ?f63 * ?f63 + 0 * 0)"/><draw:equation draw:name="f65" draw:formula="?f31 * ?f43 / ?f64"/><draw:equation draw:name="f66" draw:formula="?f62 * ?f65"/><draw:equation draw:name="f67" draw:formula="?f20 - ?f66"/><draw:equation draw:name="f68" draw:formula="?f59 * ?f65"/><draw:equation draw:name="f69" draw:formula="?f21 - ?f68"/><draw:equation draw:name="f70" draw:formula="?f67 - ?f31"/><draw:equation draw:name="f71" draw:formula="?f69 - ?f43"/><draw:equation draw:name="f72" draw:formula="?f67 + ?f31"/><draw:equation draw:name="f73" draw:formula="?f69 + ?f43"/><draw:equation draw:name="f74" draw:formula="?f54 + ?f1"/><draw:equation draw:name="f75" draw:formula="?f74 * ?f9 / ?f0"/><draw:equation draw:name="f76" draw:formula="0 - ?f75"/><draw:equation draw:name="f77" draw:formula="cos(?f76)"/><draw:equation draw:name="f78" draw:formula="0 - ?f77"/><draw:equation draw:name="f79" draw:formula="?f78 * ?f31"/><draw:equation draw:name="f80" draw:formula="sin(?f76)"/><draw:equation draw:name="f81" draw:formula="0 - ?f80"/><draw:equation draw:name="f82" draw:formula="?f81 * ?f43"/><draw:equation draw:name="f83" draw:formula="sqrt(?f79 * ?f79 + ?f82 * ?f82 + 0 * 0)"/><draw:equation draw:name="f84" draw:formula="?f31 * ?f43 / ?f83"/><draw:equation draw:name="f85" draw:formula="?f81 * ?f84"/><draw:equation draw:name="f86" draw:formula="?f67 + ?f85"/><draw:equation draw:name="f87" draw:formula="?f78 * ?f84"/><draw:equation draw:name="f88" draw:formula="?f69 + ?f87"/><draw:equation draw:name="f89" draw:formula="if(?f53, ?f20, ?f70)"/><draw:equation draw:name="f90" draw:formula="if(?f53, ?f21, ?f71)"/><draw:equation draw:name="f91" draw:formula="if(?f53, ?f20, ?f72)"/><draw:equation draw:name="f92" draw:formula="if(?f53, ?f21, ?f73)"/><draw:equation draw:name="f93" draw:formula="if(?f53, ?f70, ?f86)"/><draw:equation draw:name="f94" draw:formula="if(?f53, ?f71, ?f88)"/><draw:equation draw:name="f95" draw:formula="if(?f53, ?f72, ?f86)"/><draw:equation draw:name="f96" draw:formula="if(?f53, ?f73, ?f88)"/><draw:equation draw:name="f97" draw:formula="21550000 - ?f11"/><draw:equation draw:name="f98" draw:formula="if(?f97, ?f11, 21550000)"/><draw:equation draw:name="f99" draw:formula="-21550000 - ?f98"/><draw:equation draw:name="f100" draw:formula="if(?f99, -21550000, ?f98)"/><draw:equation draw:name="f101" draw:formula="?f10 + ?f100"/><draw:equation draw:name="f102" draw:formula="?f10 + ?f1"/><draw:equation draw:name="f103" draw:formula="?f102 * ?f9 / ?f0"/><draw:equation draw:name="f104" draw:formula="0 - ?f103"/><draw:equation draw:name="f105" draw:formula="cos(?f104)"/><draw:equation draw:name="f106" draw:formula="0 - ?f105"/><draw:equation draw:name="f107" draw:formula="?f106 * ?f31"/><draw:equation draw:name="f108" draw:formula="sin(?f104)"/><draw:equation draw:name="f109" draw:formula="0 - ?f108"/><draw:equation draw:name="f110" draw:formula="?f109 * ?f43"/><draw:equation draw:name="f111" draw:formula="sqrt(?f107 * ?f107 + ?f110 * ?f110 + 0 * 0)"/><draw:equation draw:name="f112" draw:formula="?f31 * ?f43 / ?f111"/><draw:equation draw:name="f113" draw:formula="?f109 * ?f112"/><draw:equation draw:name="f114" draw:formula="?f27 - ?f113"/><draw:equation draw:name="f115" draw:formula="?f106 * ?f112"/><draw:equation draw:name="f116" draw:formula="?f42 - ?f115"/><draw:equation draw:name="f117" draw:formula="?f114 - ?f31"/><draw:equation draw:name="f118" draw:formula="?f116 - ?f43"/><draw:equation draw:name="f119" draw:formula="?f114 + ?f31"/><draw:equation draw:name="f120" draw:formula="?f116 + ?f43"/><draw:equation draw:name="f121" draw:formula="?f101 + ?f1"/><draw:equation draw:name="f122" draw:formula="?f121 * ?f9 / ?f0"/><draw:equation draw:name="f123" draw:formula="0 - ?f122"/><draw:equation draw:name="f124" draw:formula="cos(?f123)"/><draw:equation draw:name="f125" draw:formula="0 - ?f124"/><draw:equation draw:name="f126" draw:formula="?f125 * ?f31"/><draw:equation draw:name="f127" draw:formula="sin(?f123)"/><draw:equation draw:name="f128" draw:formula="0 - ?f127"/><draw:equation draw:name="f129" draw:formula="?f128 * ?f43"/><draw:equation draw:name="f130" draw:formula="sqrt(?f126 * ?f126 + ?f129 * ?f129 + 0 * 0)"/><draw:equation draw:name="f131" draw:formula="?f31 * ?f43 / ?f130"/><draw:equation draw:name="f132" draw:formula="?f128 * ?f131"/><draw:equation draw:name="f133" draw:formula="?f114 + ?f132"/><draw:equation draw:name="f134" draw:formula="?f125 * ?f131"/><draw:equation draw:name="f135" draw:formula="?f116 + ?f134"/><draw:equation draw:name="f136" draw:formula="if(?f100, ?f27, ?f117)"/><draw:equation draw:name="f137" draw:formula="if(?f100, ?f42, ?f118)"/><draw:equation draw:name="f138" draw:formula="if(?f100, ?f27, ?f119)"/><draw:equation draw:name="f139" draw:formula="if(?f100, ?f42, ?f120)"/><draw:equation draw:name="f140" draw:formula="if(?f100, ?f117, ?f133)"/><draw:equation draw:name="f141" draw:formula="if(?f100, ?f118, ?f135)"/><draw:equation draw:name="f142" draw:formula="if(?f100, ?f119, ?f133)"/><draw:equation draw:name="f143" draw:formula="if(?f100, ?f120, ?f135)"/><draw:equation draw:name="f144" draw:formula="?f1 + ?f100"/><draw:equation draw:name="f145" draw:formula="?f133 - ?f66"/><draw:equation draw:name="f146" draw:formula="?f135 - ?f68"/><draw:equation draw:name="f147" draw:formula="?f145 - ?f31"/><draw:equation draw:name="f148" draw:formula="?f146 - ?f43"/><draw:equation draw:name="f149" draw:formula="?f145 + ?f31"/><draw:equation draw:name="f150" draw:formula="?f146 + ?f43"/><draw:equation draw:name="f151" draw:formula="?f144 + ?f1"/><draw:equation draw:name="f152" draw:formula="?f151 * ?f9 / ?f0"/><draw:equation draw:name="f153" draw:formula="0 - ?f152"/><draw:equation draw:name="f154" draw:formula="cos(?f153)"/><draw:equation draw:name="f155" draw:formula="0 - ?f154"/><draw:equation draw:name="f156" draw:formula="?f155 * ?f31"/><draw:equation draw:name="f157" draw:formula="sin(?f153)"/><draw:equation draw:name="f158" draw:formula="0 - ?f157"/><draw:equation draw:name="f159" draw:formula="?f158 * ?f43"/><draw:equation draw:name="f160" draw:formula="sqrt(?f156 * ?f156 + ?f159 * ?f159 + 0 * 0)"/><draw:equation draw:name="f161" draw:formula="?f31 * ?f43 / ?f160"/><draw:equation draw:name="f162" draw:formula="?f158 * ?f161"/><draw:equation draw:name="f163" draw:formula="?f145 + ?f162"/><draw:equation draw:name="f164" draw:formula="?f155 * ?f161"/><draw:equation draw:name="f165" draw:formula="?f146 + ?f164"/><draw:equation draw:name="f166" draw:formula="if(?f100, ?f133, ?f147)"/><draw:equation draw:name="f167" draw:formula="if(?f100, ?f135, ?f148)"/><draw:equation draw:name="f168" draw:formula="if(?f100, ?f133, ?f149)"/><draw:equation draw:name="f169" draw:formula="if(?f100, ?f135, ?f150)"/><draw:equation draw:name="f170" draw:formula="if(?f100, ?f147, ?f163)"/><draw:equation draw:name="f171" draw:formula="if(?f100, ?f148, ?f165)"/><draw:equation draw:name="f172" draw:formula="if(?f100, ?f149, ?f163)"/><draw:equation draw:name="f173" draw:formula="if(?f100, ?f150, ?f165)"/><draw:equation draw:name="f174" draw:formula="?f0 + ?f53"/><draw:equation draw:name="f175" draw:formula="?f0 + ?f1"/><draw:equation draw:name="f176" draw:formula="?f175 * ?f9 / ?f0"/><draw:equation draw:name="f177" draw:formula="0 - ?f176"/><draw:equation draw:name="f178" draw:formula="cos(?f177)"/><draw:equation draw:name="f179" draw:formula="0 - ?f178"/><draw:equation draw:name="f180" draw:formula="?f179 * ?f31"/><draw:equation draw:name="f181" draw:formula="sin(?f177)"/><draw:equation draw:name="f182" draw:formula="0 - ?f181"/><draw:equation draw:name="f183" draw:formula="?f182 * ?f43"/><draw:equation draw:name="f184" draw:formula="sqrt(?f180 * ?f180 + ?f183 * ?f183 + 0 * 0)"/><draw:equation draw:name="f185" draw:formula="?f31 * ?f43 / ?f184"/><draw:equation draw:name="f186" draw:formula="?f182 * ?f185"/><draw:equation draw:name="f187" draw:formula="?f27 - ?f186"/><draw:equation draw:name="f188" draw:formula="?f179 * ?f185"/><draw:equation draw:name="f189" draw:formula="?f32 - ?f188"/><draw:equation draw:name="f190" draw:formula="?f187 - ?f31"/><draw:equation draw:name="f191" draw:formula="?f189 - ?f43"/><draw:equation draw:name="f192" draw:formula="?f187 + ?f31"/><draw:equation draw:name="f193" draw:formula="?f189 + ?f43"/><draw:equation draw:name="f194" draw:formula="?f174 + ?f1"/><draw:equation draw:name="f195" draw:formula="?f194 * ?f9 / ?f0"/><draw:equation draw:name="f196" draw:formula="0 - ?f195"/><draw:equation draw:name="f197" draw:formula="cos(?f196)"/><draw:equation draw:name="f198" draw:formula="0 - ?f197"/><draw:equation draw:name="f199" draw:formula="?f198 * ?f31"/><draw:equation draw:name="f200" draw:formula="sin(?f196)"/><draw:equation draw:name="f201" draw:formula="0 - ?f200"/><draw:equation draw:name="f202" draw:formula="?f201 * ?f43"/><draw:equation draw:name="f203" draw:formula="sqrt(?f199 * ?f199 + ?f202 * ?f202 + 0 * 0)"/><draw:equation draw:name="f204" draw:formula="?f31 * ?f43 / ?f203"/><draw:equation draw:name="f205" draw:formula="?f201 * ?f204"/><draw:equation draw:name="f206" draw:formula="?f187 + ?f205"/><draw:equation draw:name="f207" draw:formula="?f198 * ?f204"/><draw:equation draw:name="f208" draw:formula="?f189 + ?f207"/><draw:equation draw:name="f209" draw:formula="if(?f53, ?f27, ?f190)"/><draw:equation draw:name="f210" draw:formula="if(?f53, ?f32, ?f191)"/><draw:equation draw:name="f211" draw:formula="if(?f53, ?f27, ?f192)"/><draw:equation draw:name="f212" draw:formula="if(?f53, ?f32, ?f193)"/><draw:equation draw:name="f213" draw:formula="if(?f53, ?f190, ?f206)"/><draw:equation draw:name="f214" draw:formula="if(?f53, ?f191, ?f208)"/><draw:equation draw:name="f215" draw:formula="if(?f53, ?f192, ?f206)"/><draw:equation draw:name="f216" draw:formula="if(?f53, ?f193, ?f208)"/></draw:enhanced-geometry></draw:custom-shape><draw:custom-shape svg:width="0.34167in" svg:height="4.24375in" draw:z-index="251661312" draw:id="id10" draw:style-name="a10" draw:transform="translate(-0.17083in -2.12187in) rotate(-4.71239) translate(2.59826in 1.09096in)" draw:name="Left Brace 15" text:anchor-type="paragraph"><svg:title/><svg:desc/><draw:enhanced-geometry draw:path-stretchpoint-x="21600" draw:path-stretchpoint-y="21600" draw:type="non-primitive" svg:viewBox="0 0 21600 21600" draw:enhanced-path="S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Z N F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N" draw:text-areas="?f46 ?f47 ?f20 ?f49" draw:glue-points="?f20 ?f10 ?f10 ?f29 ?f20 ?f21" draw:glue-point-leaving-directions="-180, -270, -360" draw:modifiers="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5400000"/><draw:equation draw:name="f12" draw:formula="8333"/><draw:equation draw:name="f13" draw:formula="50000"/><draw:equation draw:name="f14" draw:formula="2700000 + ?f1"/><draw:equation draw:name="f15" draw:formula="?f7 / 21600"/><draw:equation draw:name="f16" draw:formula="?f6 / 21600"/><draw:equation draw:name="f17" draw:formula="21600 * ?f7"/><draw:equation draw:name="f18" draw:formula="21600 * ?f6"/><draw:equation draw:name="f19" draw:formula="min(?f16, ?f15)"/><draw:equation draw:name="f20" draw:formula="?f17 / ?f8"/><draw:equation draw:name="f21" draw:formula="?f18 / ?f8"/><draw:equation draw:name="f22" draw:formula="?f21 - ?f10"/><draw:equation draw:name="f23" draw:formula="?f20 - ?f10"/><draw:equation draw:name="f24" draw:formula="?f23 / 2"/><draw:equation draw:name="f25" draw:formula="min(?f23, ?f22)"/><draw:equation draw:name="f26" draw:formula="?f22 * ?f13"/><draw:equation draw:name="f27" draw:formula="?f10 + ?f24"/><draw:equation draw:name="f28" draw:formula="?f25 * ?f12"/><draw:equation draw:name="f29" draw:formula="?f26 / 100000"/><draw:equation draw:name="f30" draw:formula="?f14 - ?f1"/><draw:equation draw:name="f31" draw:formula="?f24 * ?f19"/><draw:equation draw:name="f32" draw:formula="?f28 / 100000"/><draw:equation draw:name="f33" draw:formula="?f30 + ?f1"/><draw:equation draw:name="f34" draw:formula="?f33 * ?f9 / ?f0"/><draw:equation draw:name="f35" draw:formula="0 - ?f34"/><draw:equation draw:name="f36" draw:formula="sin(?f35)"/><draw:equation draw:name="f37" draw:formula="0 - ?f36"/><draw:equation draw:name="f38" draw:formula="?f37"/><draw:equation draw:name="f39" draw:formula="cos(?f35)"/><draw:equation draw:name="f40" draw:formula="0 - ?f39"/><draw:equation draw:name="f41" draw:formula="?f40"/><draw:equation draw:name="f42" draw:formula="?f29 + ?f32"/><draw:equation draw:name="f43" draw:formula="?f32 * ?f19"/><draw:equation draw:name="f44" draw:formula="?f38 * ?f24"/><draw:equation draw:name="f45" draw:formula="?f41 * ?f32"/><draw:equation draw:name="f46" draw:formula="?f20 - ?f44"/><draw:equation draw:name="f47" draw:formula="?f32 - ?f45"/><draw:equation draw:name="f48" draw:formula="?f21 + ?f45"/><draw:equation draw:name="f49" draw:formula="?f48 - ?f32"/><draw:equation draw:name="f50" draw:formula="21550000 - ?f1"/><draw:equation draw:name="f51" draw:formula="if(?f50, ?f1, 21550000)"/><draw:equation draw:name="f52" draw:formula="-21550000 - ?f51"/><draw:equation draw:name="f53" draw:formula="if(?f52, -21550000, ?f51)"/><draw:equation draw:name="f54" draw:formula="?f1 + ?f53"/><draw:equation draw:name="f55" draw:formula="?f1 + ?f1"/><draw:equation draw:name="f56" draw:formula="?f55 * ?f9 / ?f0"/><draw:equation draw:name="f57" draw:formula="0 - ?f56"/><draw:equation draw:name="f58" draw:formula="cos(?f57)"/><draw:equation draw:name="f59" draw:formula="0 - ?f58"/><draw:equation draw:name="f60" draw:formula="?f59 * ?f31"/><draw:equation draw:name="f61" draw:formula="sin(?f57)"/><draw:equation draw:name="f62" draw:formula="0 - ?f61"/><draw:equation draw:name="f63" draw:formula="?f62 * ?f43"/><draw:equation draw:name="f64" draw:formula="sqrt(?f60 * ?f60 + ?f63 * ?f63 + 0 * 0)"/><draw:equation draw:name="f65" draw:formula="?f31 * ?f43 / ?f64"/><draw:equation draw:name="f66" draw:formula="?f62 * ?f65"/><draw:equation draw:name="f67" draw:formula="?f20 - ?f66"/><draw:equation draw:name="f68" draw:formula="?f59 * ?f65"/><draw:equation draw:name="f69" draw:formula="?f21 - ?f68"/><draw:equation draw:name="f70" draw:formula="?f67 - ?f31"/><draw:equation draw:name="f71" draw:formula="?f69 - ?f43"/><draw:equation draw:name="f72" draw:formula="?f67 + ?f31"/><draw:equation draw:name="f73" draw:formula="?f69 + ?f43"/><draw:equation draw:name="f74" draw:formula="?f54 + ?f1"/><draw:equation draw:name="f75" draw:formula="?f74 * ?f9 / ?f0"/><draw:equation draw:name="f76" draw:formula="0 - ?f75"/><draw:equation draw:name="f77" draw:formula="cos(?f76)"/><draw:equation draw:name="f78" draw:formula="0 - ?f77"/><draw:equation draw:name="f79" draw:formula="?f78 * ?f31"/><draw:equation draw:name="f80" draw:formula="sin(?f76)"/><draw:equation draw:name="f81" draw:formula="0 - ?f80"/><draw:equation draw:name="f82" draw:formula="?f81 * ?f43"/><draw:equation draw:name="f83" draw:formula="sqrt(?f79 * ?f79 + ?f82 * ?f82 + 0 * 0)"/><draw:equation draw:name="f84" draw:formula="?f31 * ?f43 / ?f83"/><draw:equation draw:name="f85" draw:formula="?f81 * ?f84"/><draw:equation draw:name="f86" draw:formula="?f67 + ?f85"/><draw:equation draw:name="f87" draw:formula="?f78 * ?f84"/><draw:equation draw:name="f88" draw:formula="?f69 + ?f87"/><draw:equation draw:name="f89" draw:formula="if(?f53, ?f20, ?f70)"/><draw:equation draw:name="f90" draw:formula="if(?f53, ?f21, ?f71)"/><draw:equation draw:name="f91" draw:formula="if(?f53, ?f20, ?f72)"/><draw:equation draw:name="f92" draw:formula="if(?f53, ?f21, ?f73)"/><draw:equation draw:name="f93" draw:formula="if(?f53, ?f70, ?f86)"/><draw:equation draw:name="f94" draw:formula="if(?f53, ?f71, ?f88)"/><draw:equation draw:name="f95" draw:formula="if(?f53, ?f72, ?f86)"/><draw:equation draw:name="f96" draw:formula="if(?f53, ?f73, ?f88)"/><draw:equation draw:name="f97" draw:formula="21550000 - ?f11"/><draw:equation draw:name="f98" draw:formula="if(?f97, ?f11, 21550000)"/><draw:equation draw:name="f99" draw:formula="-21550000 - ?f98"/><draw:equation draw:name="f100" draw:formula="if(?f99, -21550000, ?f98)"/><draw:equation draw:name="f101" draw:formula="?f10 + ?f100"/><draw:equation draw:name="f102" draw:formula="?f10 + ?f1"/><draw:equation draw:name="f103" draw:formula="?f102 * ?f9 / ?f0"/><draw:equation draw:name="f104" draw:formula="0 - ?f103"/><draw:equation draw:name="f105" draw:formula="cos(?f104)"/><draw:equation draw:name="f106" draw:formula="0 - ?f105"/><draw:equation draw:name="f107" draw:formula="?f106 * ?f31"/><draw:equation draw:name="f108" draw:formula="sin(?f104)"/><draw:equation draw:name="f109" draw:formula="0 - ?f108"/><draw:equation draw:name="f110" draw:formula="?f109 * ?f43"/><draw:equation draw:name="f111" draw:formula="sqrt(?f107 * ?f107 + ?f110 * ?f110 + 0 * 0)"/><draw:equation draw:name="f112" draw:formula="?f31 * ?f43 / ?f111"/><draw:equation draw:name="f113" draw:formula="?f109 * ?f112"/><draw:equation draw:name="f114" draw:formula="?f27 - ?f113"/><draw:equation draw:name="f115" draw:formula="?f106 * ?f112"/><draw:equation draw:name="f116" draw:formula="?f42 - ?f115"/><draw:equation draw:name="f117" draw:formula="?f114 - ?f31"/><draw:equation draw:name="f118" draw:formula="?f116 - ?f43"/><draw:equation draw:name="f119" draw:formula="?f114 + ?f31"/><draw:equation draw:name="f120" draw:formula="?f116 + ?f43"/><draw:equation draw:name="f121" draw:formula="?f101 + ?f1"/><draw:equation draw:name="f122" draw:formula="?f121 * ?f9 / ?f0"/><draw:equation draw:name="f123" draw:formula="0 - ?f122"/><draw:equation draw:name="f124" draw:formula="cos(?f123)"/><draw:equation draw:name="f125" draw:formula="0 - ?f124"/><draw:equation draw:name="f126" draw:formula="?f125 * ?f31"/><draw:equation draw:name="f127" draw:formula="sin(?f123)"/><draw:equation draw:name="f128" draw:formula="0 - ?f127"/><draw:equation draw:name="f129" draw:formula="?f128 * ?f43"/><draw:equation draw:name="f130" draw:formula="sqrt(?f126 * ?f126 + ?f129 * ?f129 + 0 * 0)"/><draw:equation draw:name="f131" draw:formula="?f31 * ?f43 / ?f130"/><draw:equation draw:name="f132" draw:formula="?f128 * ?f131"/><draw:equation draw:name="f133" draw:formula="?f114 + ?f132"/><draw:equation draw:name="f134" draw:formula="?f125 * ?f131"/><draw:equation draw:name="f135" draw:formula="?f116 + ?f134"/><draw:equation draw:name="f136" draw:formula="if(?f100, ?f27, ?f117)"/><draw:equation draw:name="f137" draw:formula="if(?f100, ?f42, ?f118)"/><draw:equation draw:name="f138" draw:formula="if(?f100, ?f27, ?f119)"/><draw:equation draw:name="f139" draw:formula="if(?f100, ?f42, ?f120)"/><draw:equation draw:name="f140" draw:formula="if(?f100, ?f117, ?f133)"/><draw:equation draw:name="f141" draw:formula="if(?f100, ?f118, ?f135)"/><draw:equation draw:name="f142" draw:formula="if(?f100, ?f119, ?f133)"/><draw:equation draw:name="f143" draw:formula="if(?f100, ?f120, ?f135)"/><draw:equation draw:name="f144" draw:formula="?f1 + ?f100"/><draw:equation draw:name="f145" draw:formula="?f133 - ?f66"/><draw:equation draw:name="f146" draw:formula="?f135 - ?f68"/><draw:equation draw:name="f147" draw:formula="?f145 - ?f31"/><draw:equation draw:name="f148" draw:formula="?f146 - ?f43"/><draw:equation draw:name="f149" draw:formula="?f145 + ?f31"/><draw:equation draw:name="f150" draw:formula="?f146 + ?f43"/><draw:equation draw:name="f151" draw:formula="?f144 + ?f1"/><draw:equation draw:name="f152" draw:formula="?f151 * ?f9 / ?f0"/><draw:equation draw:name="f153" draw:formula="0 - ?f152"/><draw:equation draw:name="f154" draw:formula="cos(?f153)"/><draw:equation draw:name="f155" draw:formula="0 - ?f154"/><draw:equation draw:name="f156" draw:formula="?f155 * ?f31"/><draw:equation draw:name="f157" draw:formula="sin(?f153)"/><draw:equation draw:name="f158" draw:formula="0 - ?f157"/><draw:equation draw:name="f159" draw:formula="?f158 * ?f43"/><draw:equation draw:name="f160" draw:formula="sqrt(?f156 * ?f156 + ?f159 * ?f159 + 0 * 0)"/><draw:equation draw:name="f161" draw:formula="?f31 * ?f43 / ?f160"/><draw:equation draw:name="f162" draw:formula="?f158 * ?f161"/><draw:equation draw:name="f163" draw:formula="?f145 + ?f162"/><draw:equation draw:name="f164" draw:formula="?f155 * ?f161"/><draw:equation draw:name="f165" draw:formula="?f146 + ?f164"/><draw:equation draw:name="f166" draw:formula="if(?f100, ?f133, ?f147)"/><draw:equation draw:name="f167" draw:formula="if(?f100, ?f135, ?f148)"/><draw:equation draw:name="f168" draw:formula="if(?f100, ?f133, ?f149)"/><draw:equation draw:name="f169" draw:formula="if(?f100, ?f135, ?f150)"/><draw:equation draw:name="f170" draw:formula="if(?f100, ?f147, ?f163)"/><draw:equation draw:name="f171" draw:formula="if(?f100, ?f148, ?f165)"/><draw:equation draw:name="f172" draw:formula="if(?f100, ?f149, ?f163)"/><draw:equation draw:name="f173" draw:formula="if(?f100, ?f150, ?f165)"/><draw:equation draw:name="f174" draw:formula="?f0 + ?f53"/><draw:equation draw:name="f175" draw:formula="?f0 + ?f1"/><draw:equation draw:name="f176" draw:formula="?f175 * ?f9 / ?f0"/><draw:equation draw:name="f177" draw:formula="0 - ?f176"/><draw:equation draw:name="f178" draw:formula="cos(?f177)"/><draw:equation draw:name="f179" draw:formula="0 - ?f178"/><draw:equation draw:name="f180" draw:formula="?f179 * ?f31"/><draw:equation draw:name="f181" draw:formula="sin(?f177)"/><draw:equation draw:name="f182" draw:formula="0 - ?f181"/><draw:equation draw:name="f183" draw:formula="?f182 * ?f43"/><draw:equation draw:name="f184" draw:formula="sqrt(?f180 * ?f180 + ?f183 * ?f183 + 0 * 0)"/><draw:equation draw:name="f185" draw:formula="?f31 * ?f43 / ?f184"/><draw:equation draw:name="f186" draw:formula="?f182 * ?f185"/><draw:equation draw:name="f187" draw:formula="?f27 - ?f186"/><draw:equation draw:name="f188" draw:formula="?f179 * ?f185"/><draw:equation draw:name="f189" draw:formula="?f32 - ?f188"/><draw:equation draw:name="f190" draw:formula="?f187 - ?f31"/><draw:equation draw:name="f191" draw:formula="?f189 - ?f43"/><draw:equation draw:name="f192" draw:formula="?f187 + ?f31"/><draw:equation draw:name="f193" draw:formula="?f189 + ?f43"/><draw:equation draw:name="f194" draw:formula="?f174 + ?f1"/><draw:equation draw:name="f195" draw:formula="?f194 * ?f9 / ?f0"/><draw:equation draw:name="f196" draw:formula="0 - ?f195"/><draw:equation draw:name="f197" draw:formula="cos(?f196)"/><draw:equation draw:name="f198" draw:formula="0 - ?f197"/><draw:equation draw:name="f199" draw:formula="?f198 * ?f31"/><draw:equation draw:name="f200" draw:formula="sin(?f196)"/><draw:equation draw:name="f201" draw:formula="0 - ?f200"/><draw:equation draw:name="f202" draw:formula="?f201 * ?f43"/><draw:equation draw:name="f203" draw:formula="sqrt(?f199 * ?f199 + ?f202 * ?f202 + 0 * 0)"/><draw:equation draw:name="f204" draw:formula="?f31 * ?f43 / ?f203"/><draw:equation draw:name="f205" draw:formula="?f201 * ?f204"/><draw:equation draw:name="f206" draw:formula="?f187 + ?f205"/><draw:equation draw:name="f207" draw:formula="?f198 * ?f204"/><draw:equation draw:name="f208" draw:formula="?f189 + ?f207"/><draw:equation draw:name="f209" draw:formula="if(?f53, ?f27, ?f190)"/><draw:equation draw:name="f210" draw:formula="if(?f53, ?f32, ?f191)"/><draw:equation draw:name="f211" draw:formula="if(?f53, ?f27, ?f192)"/><draw:equation draw:name="f212" draw:formula="if(?f53, ?f32, ?f193)"/><draw:equation draw:name="f213" draw:formula="if(?f53, ?f190, ?f206)"/><draw:equation draw:name="f214" draw:formula="if(?f53, ?f191, ?f208)"/><draw:equation draw:name="f215" draw:formula="if(?f53, ?f192, ?f206)"/><draw:equation draw:name="f216" draw:formula="if(?f53, ?f193, ?f208)"/></draw:enhanced-geometry></draw:custom-shape></text:p>
        <text:p text:style-name="Standard">The basic data types include number, bigint, string, symbol, object, undefined and null.</text:p>
        <text:p text:style-name="Standard"><draw:custom-shape svg:x="6.78194in" svg:y="0.25903in" svg:width="0.36042in" svg:height="0.15278in" draw:z-index="251660288" draw:id="id11" draw:style-name="a11" draw:name="Arrow: Right 13"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17031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p>
        <table:table table:style-name="Table197">
          <table:table-columns>
            <table:table-column table:style-name="TableColumn198"/>
            <table:table-column table:style-name="TableColumn199"/>
            <table:table-column table:style-name="TableColumn200"/>
            <table:table-column table:style-name="TableColumn201"/>
            <table:table-column table:style-name="TableColumn202"/>
            <table:table-column table:style-name="TableColumn203"/>
            <table:table-column table:style-name="TableColumn204"/>
            <table:table-column table:style-name="TableColumn205"/>
            <table:table-column table:style-name="TableColumn206"/>
            <table:table-column table:style-name="TableColumn207"/>
            <table:table-column table:style-name="TableColumn208"/>
            <table:table-column table:style-name="TableColumn209"/>
            <table:table-column table:style-name="TableColumn210"/>
            <table:table-column table:style-name="TableColumn211"/>
            <table:table-column table:style-name="TableColumn212"/>
            <table:table-column table:style-name="TableColumn213"/>
            <table:table-column table:style-name="TableColumn214"/>
            <table:table-column table:style-name="TableColumn215"/>
          </table:table-columns>
          <table:table-row table:style-name="TableRow216">
            <table:table-cell table:style-name="TableCell217">
              <text:p text:style-name="P218"/>
            </table:table-cell>
            <table:table-cell table:style-name="TableCell219">
              <text:p text:style-name="P220"/>
            </table:table-cell>
            <table:table-cell table:style-name="TableCell221">
              <text:p text:style-name="P222"/>
            </table:table-cell>
            <table:table-cell table:style-name="TableCell223">
              <text:p text:style-name="P224"/>
            </table:table-cell>
            <table:table-cell table:style-name="TableCell225">
              <text:p text:style-name="P226"/>
            </table:table-cell>
            <table:table-cell table:style-name="TableCell227">
              <text:p text:style-name="P228"/>
            </table:table-cell>
            <table:table-cell table:style-name="TableCell229">
              <text:p text:style-name="P230"/>
            </table:table-cell>
            <table:table-cell table:style-name="TableCell231">
              <text:p text:style-name="P232"/>
            </table:table-cell>
            <table:table-cell table:style-name="TableCell233">
              <text:p text:style-name="P234"/>
            </table:table-cell>
            <table:table-cell table:style-name="TableCell235">
              <text:p text:style-name="P236"/>
            </table:table-cell>
            <table:table-cell table:style-name="TableCell237">
              <text:p text:style-name="P238"/>
            </table:table-cell>
            <table:table-cell table:style-name="TableCell239">
              <text:p text:style-name="P240"/>
            </table:table-cell>
            <table:table-cell table:style-name="TableCell241">
              <text:p text:style-name="P242"/>
            </table:table-cell>
            <table:table-cell table:style-name="TableCell243">
              <text:p text:style-name="P244"/>
            </table:table-cell>
            <table:table-cell table:style-name="TableCell245">
              <text:p text:style-name="P246"/>
            </table:table-cell>
            <table:table-cell table:style-name="TableCell247">
              <text:p text:style-name="P248"/>
            </table:table-cell>
            <table:table-cell table:style-name="TableCell249">
              <text:p text:style-name="P250"/>
            </table:table-cell>
            <table:table-cell table:style-name="TableCell251">
              <text:p text:style-name="P252"/>
            </table:table-cell>
          </table:table-row>
        </table:table>
        <text:p text:style-name="Standard"/>
        <text:p text:style-name="Standard"/>
        <text:p text:style-name="Standard">Sign bit <text:s text:c="58"/>NaN bits <text:s text:c="85"/>Pointer bits</text:p>
        <text:p text:style-name="Standard"/>
        <text:p text:style-name="Standard">According to the IEEE-754, any value that has its 12 bits high starting from the second bit is a Nan value, this leaves us 52bits to use with.</text:p>
        <text:p text:style-name="Standard">In our NaN boxing implementation, 1bit is the quiet NaN bit, 3bits are used as a tag and 48bits for pointer.</text:p>
        <text:p text:style-name="Standard">Since 2 ^ 3 == 8, exactly 8 types can be stored in a NaN box.</text:p>
        <text:p text:style-name="Standard">Any value that is not a NaN is a number.</text:p>
        <text:p text:style-name="Standard"/>
        <text:p text:style-name="Standard"/>
        <text:p text:style-name="Standard"/>
        <text:h text:style-name="Heading3" text:outline-level="3"><text:bookmark-start text:name="_Toc139270314"/>Object Type<text:bookmark-end text:name="_Toc139270314"/></text:h>
        <text:p text:style-name="Standard">An Object is virtually a Map that stores keys and values.<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3"/>
        <text:soft-page-break/>
        <text:h text:style-name="Heading2" text:outline-level="2">Parser</text:h>
        <text:p text:style-name="Normal">The parser should be able to parse most JavaScript and TypeScript source code that follows the ECMA standard. Due to the complexity of such parser, a third-party parser will be used.<text:s/></text:p>
        <text:p text:style-name="Normal">The parser also determines dependencies after parsing each module and bundle them together into a single package. This package will be consisted of a single AST tree that represents the programme and a source-map that contains debugging information.</text:p>
        <text:p text:style-name="Normal">Modules are resolved into a single AST bundle during parsing. This allows further optimisations in the upcoming stages. The dependency can be imported from a local area (current source directory) or from a trusted git source.</text:p>
        <text:p text:style-name="Normal">The Source of dependency is determined by the following logic:</text:p>
        <text:p text:style-name="Normal"/>
        <text:p text:style-name="Normal"/>
        <text:p text:style-name="Normal"><draw:custom-shape svg:x="0in" svg:y="0.00486in" svg:width="2.08264in" svg:height="0.70139in" draw:z-index="251672576" draw:id="id12" draw:style-name="a12" draw:name="Rectangle: Rounded Corners 24" text:anchor-type="paragraph"><svg:title/><svg:desc/><text:p text:style-name="P254">Input (String)</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p>
        <text:p text:style-name="Normal"/>
        <text:p text:style-name="Normal"/>
        <text:p text:style-name="Normal"><draw:connector draw:type="line" svg:x1="0in" svg:y1="0.20694in" svg:x2="0in" svg:y2="0.83888in" draw:z-index="251665408" draw:id="id13" draw:style-name="a14" draw:name="Straight Arrow Connector 18" text:anchor-type="paragraph"><svg:title/><svg:desc/></draw:connector></text:p>
        <text:p text:style-name="Normal"/>
        <text:p text:style-name="Normal"/>
        <text:p text:style-name="Normal"><draw:custom-shape svg:x="0in" svg:y="0.22153in" svg:width="2.38889in" svg:height="1.125in" draw:z-index="251666432" draw:id="id14" draw:style-name="a15" draw:name="Flowchart: Decision 19" text:anchor-type="paragraph"><svg:title/><svg:desc/><text:p text:style-name="P255">Starts with “./”?</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Normal"><draw:frame draw:z-index="251676672" draw:id="id15" draw:style-name="a16" draw:name="Text Box 2" text:anchor-type="paragraph" svg:x="4.68472in" svg:y="0.14028in" svg:width="0.47153in" svg:height="1.53542in" style:rel-width="scale" style:rel-height="scale"><draw:text-box><text:p text:style-name="Normal">Yes</text:p></draw:text-box><svg:title/><svg:desc/></draw:frame></text:p>
        <text:p text:style-name="P256"><draw:custom-shape svg:x="0in" svg:y="0.00417in" svg:width="1.34028in" svg:height="0.56875in" draw:z-index="251668480" draw:id="id16" draw:style-name="a17" draw:name="Rectangle: Rounded Corners 21" text:anchor-type="paragraph"><svg:title/><svg:desc/><text:p text:style-name="P257">Load from local file</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p>
        <text:p text:style-name="Normal"><draw:connector draw:type="line" svg:x1="4.67083in" svg:y1="0.0625in" svg:x2="5.17777in" svg:y2="0.06875in" draw:z-index="251667456" draw:id="id17" draw:style-name="a19" draw:name="Straight Arrow Connector 20" text:anchor-type="paragraph"><svg:title/><svg:desc/></draw:connector></text:p>
        <text:p text:style-name="Normal"/>
        <text:p text:style-name="Normal"/>
        <text:p text:style-name="Normal"><draw:connector draw:type="line" svg:x1="0in" svg:y1="0.00764in" svg:x2="0in" svg:y2="0.63889in" draw:z-index="251670528" draw:id="id18" draw:style-name="a21" draw:name="Straight Arrow Connector 23" text:anchor-type="paragraph"><svg:title/><svg:desc/></draw:connector></text:p>
        <text:p text:style-name="Normal"><draw:frame draw:z-index="251678720" draw:id="id19" draw:style-name="a22" draw:name="Text Box 2" text:anchor-type="paragraph" svg:x="3.60139in" svg:y="0.00556in" svg:width="0.47153in" svg:height="1.53542in" style:rel-width="scale" style:rel-height="scale"><draw:text-box><text:p text:style-name="Normal">No</text:p></draw:text-box><svg:title/><svg:desc/></draw:frame></text:p>
        <text:p text:style-name="Normal"/>
        <text:p text:style-name="Normal"><draw:frame draw:z-index="251687936" draw:id="id20" draw:style-name="a23" draw:name="Text Box 2" text:anchor-type="paragraph" svg:x="4.66389in" svg:y="0.23333in" svg:width="0.47153in" svg:height="1.53542in" style:rel-width="scale" style:rel-height="scale"><draw:text-box><text:p text:style-name="Normal">Yes</text:p></draw:text-box><svg:title/><svg:desc/></draw:frame><draw:custom-shape svg:x="0in" svg:y="0.025in" svg:width="2.38889in" svg:height="1.125in" draw:z-index="251680768" draw:id="id21" draw:style-name="a24" draw:name="Flowchart: Decision 27" text:anchor-type="paragraph"><svg:title/><svg:desc/><text:p text:style-name="P258"/><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Normal"><draw:custom-shape svg:x="5.33472in" svg:y="0.00625in" svg:width="1.34028in" svg:height="0.56875in" draw:z-index="251685888" draw:id="id22" draw:style-name="a25" draw:name="Rectangle: Rounded Corners 30" text:anchor-type="paragraph"><svg:title/><svg:desc/><text:p text:style-name="P259">Load from web or cache</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frame draw:z-index="251682816" draw:id="id23" draw:style-name="a26" draw:name="Text Box 2" text:anchor-type="paragraph" svg:x="0in" svg:y="0.09653in" svg:width="1.38125in" svg:height="0.51389in" style:rel-width="scale" style:rel-height="scale"><draw:text-box><text:p text:style-name="P260">Starts with “http” or “https”?</text:p></draw:text-box><svg:title/><svg:desc/></draw:frame></text:p>
        <text:p text:style-name="Normal"><draw:connector draw:type="line" svg:x1="4.66667in" svg:y1="0.12708in" svg:x2="5.17292in" svg:y2="0.13402in" draw:z-index="251684864" draw:id="id24" draw:style-name="a28" draw:name="Straight Arrow Connector 29" text:anchor-type="paragraph"><svg:title/><svg:desc/></draw:connector></text:p>
        <text:p text:style-name="Normal"/>
        <text:p text:style-name="Normal"/>
        <text:p text:style-name="Normal"><draw:connector draw:type="line" svg:x1="0in" svg:y1="0.1in" svg:x2="0in" svg:y2="0.73125in" draw:z-index="251689984" draw:id="id25" draw:style-name="a30" draw:name="Straight Arrow Connector 32" text:anchor-type="paragraph"><svg:title/><svg:desc/></draw:connector></text:p>
        <text:p text:style-name="Normal"><draw:frame draw:z-index="251694080" draw:id="id26" draw:style-name="a31" draw:name="Text Box 2" text:anchor-type="paragraph" svg:x="3.59444in" svg:y="0.00486in" svg:width="0.47153in" svg:height="1.53542in" style:rel-width="scale" style:rel-height="scale"><draw:text-box><text:p text:style-name="Normal">No</text:p></draw:text-box><svg:title/><svg:desc/></draw:frame></text:p>
        <text:p text:style-name="Normal"/>
        <text:p text:style-name="Normal"/>
        <text:p text:style-name="Normal"><draw:custom-shape svg:x="0in" svg:y="0.00556in" svg:width="2.08264in" svg:height="0.70139in" draw:z-index="251692032" draw:id="id27" draw:style-name="a32" draw:name="Rectangle: Rounded Corners 33" text:anchor-type="paragraph"><svg:title/><svg:desc/><text:p text:style-name="P261">Panic</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p>
        <text:p text:style-name="Normal"/>
        <text:p text:style-name="Normal"/>
        <text:p text:style-name="Normal"/>
        <text:p text:style-name="Normal"/>
        <text:p text:style-name="Normal"/>
        <text:p text:style-name="Normal"/>
        <text:soft-page-break/>
        <text:p text:style-name="Normal">Once the module is loaded, it is parsed by the parser. During the bundling process, the following conditions are met.</text:p>
        <text:list text:style-name="LFO4" text:continue-numbering="true">
          <text:list-item>
            <text:p text:style-name="P262">Each module can only be executed once.</text:p>
          </text:list-item>
          <text:list-item>
            <text:p text:style-name="P263">If a module is imported as an Object, the exported variable of that module must be synchronised with the Object’s properties.</text:p>
          </text:list-item>
          <text:list-item>
            <text:p text:style-name="P264">Cyclic dependencies are forbidden and will issue a panic if detected.</text:p>
          </text:list-item>
          <text:list-item>
            <text:p text:style-name="P265"/>
          </text:list-item>
        </text:list>
        <text:h text:style-name="Heading2" text:outline-level="2">IR-Generation</text:h>
        <text:p text:style-name="Normal">The IR generator is the next stage of compilation after parsing. The Generator takes in an AST package and outputs an IR package.</text:p>
        <text:p text:style-name="Normal"/>
        <text:h text:style-name="Heading1" text:outline-level="1"><text:bookmark-start text:name="_Toc139270315"/>Implementation<text:bookmark-end text:name="_Toc139270315"/></text:h>
        <text:p text:style-name="P266"/>
        <text:h text:style-name="Heading2" text:outline-level="2"><text:bookmark-start text:name="_Toc139270316"/>IR code<text:bookmark-end text:name="_Toc139270316"/></text:h>
        <text:p text:style-name="Normal"/>
        <table:table table:style-name="Table267">
          <table:table-columns>
            <table:table-column table:style-name="TableColumn268"/>
            <table:table-column table:style-name="TableColumn269"/>
            <table:table-column table:style-name="TableColumn270"/>
          </table:table-columns>
          <table:table-row table:style-name="TableRow271">
            <table:table-cell table:style-name="TableCell272">
              <text:p text:style-name="P273">Param</text:p>
            </table:table-cell>
            <table:table-cell table:style-name="TableCell274">
              <text:p text:style-name="P275">Type</text:p>
            </table:table-cell>
            <table:table-cell table:style-name="TableCell276">
              <text:p text:style-name="P277">description</text:p>
            </table:table-cell>
          </table:table-row>
        </table:table>
        <text:p text:style-name="Normal"/>
        <text:p text:style-name="P278">Import</text:p>
        <table:table table:style-name="Table279">
          <table:table-columns>
            <table:table-column table:style-name="TableColumn280"/>
            <table:table-column table:style-name="TableColumn281"/>
            <table:table-column table:style-name="TableColumn282"/>
          </table:table-columns>
          <table:table-row table:style-name="TableRow283">
            <table:table-cell table:style-name="TableCell284">
              <text:p text:style-name="P285">ModuleID</text:p>
            </table:table-cell>
            <table:table-cell table:style-name="TableCell286">
              <text:p text:style-name="P287">ModuleID</text:p>
            </table:table-cell>
            <table:table-cell table:style-name="TableCell288">
              <text:p text:style-name="P289">The id of the module to be imported</text:p>
            </table:table-cell>
          </table:table-row>
        </table:table>
        <text:p text:style-name="Normal"/>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555in" fo:line-height="100%" fo:background-color="transparent" style:tab-stop-distance="0.4923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border-top="none" fo:border-left="none" fo:border-bottom="0.0069in solid #4472C4" fo:border-right="none" fo:padding-top="0in" fo:padding-left="0in" fo:padding-bottom="0.0138in" fo:padding-right="0in" style:shadow="none" fo:margin-top="0.2777in" fo:margin-bottom="0.0277in"/>
      <style:text-properties style:font-name="Calibri Light" fo:color="#2F5496" fo:font-size="18pt" style:font-size-asian="18pt" style:font-size-complex="18pt" fo:hyphenate="true"/>
    </style:style>
    <style:style style:name="Heading2" style:display-name="Heading 2" style:family="paragraph" style:parent-style-name="Normal" style:next-style-name="Normal" style:default-outline-level="2">
      <style:paragraph-properties fo:keep-with-next="always" fo:keep-together="always" fo:margin-top="0.1111in" fo:margin-bottom="0in"/>
      <style:text-properties style:font-name="Calibri Light" fo:color="#2F5496" fo:font-size="14pt" style:font-size-asian="14pt" style:font-size-complex="14pt" fo:hyphenate="true"/>
    </style:style>
    <style:style style:name="Heading3" style:display-name="Heading 3" style:family="paragraph" style:parent-style-name="Normal" style:next-style-name="Normal" style:default-outline-level="3">
      <style:paragraph-properties fo:keep-with-next="always" fo:keep-together="always" fo:margin-top="0.0555in" fo:margin-bottom="0in"/>
      <style:text-properties style:font-name="Calibri Light" fo:color="#404040" fo:font-size="13pt" style:font-size-asian="13pt" style:font-size-complex="13pt" fo:hyphenate="true"/>
    </style:style>
    <style:style style:name="Heading4" style:display-name="Heading 4" style:family="paragraph" style:parent-style-name="Normal" style:next-style-name="Normal" style:default-outline-level="4">
      <style:paragraph-properties fo:keep-with-next="always" fo:keep-together="always" fo:margin-top="0.0555in" fo:margin-bottom="0in"/>
      <style:text-properties style:font-name="Calibri Light" fo:font-size="12pt" style:font-size-asian="12pt" style:font-size-complex="12pt" fo:hyphenate="true"/>
    </style:style>
    <style:style style:name="Heading5" style:display-name="Heading 5" style:family="paragraph" style:parent-style-name="Normal" style:next-style-name="Normal" style:default-outline-level="5">
      <style:paragraph-properties fo:keep-with-next="always" fo:keep-together="always" fo:margin-top="0.0555in" fo:margin-bottom="0in"/>
      <style:text-properties style:font-name="Calibri Light" fo:font-style="italic" style:font-style-asian="italic" style:font-style-complex="italic" fo:font-size="11pt" style:font-size-asian="11pt" style:font-size-complex="11pt" fo:hyphenate="true"/>
    </style:style>
    <style:style style:name="Heading6" style:display-name="Heading 6" style:family="paragraph" style:parent-style-name="Normal" style:next-style-name="Normal" style:default-outline-level="6">
      <style:paragraph-properties fo:keep-with-next="always" fo:keep-together="always" fo:margin-top="0.0555in" fo:margin-bottom="0in"/>
      <style:text-properties style:font-name="Calibri Light" fo:color="#595959" fo:hyphenate="true"/>
    </style:style>
    <style:style style:name="Heading7" style:display-name="Heading 7" style:family="paragraph" style:parent-style-name="Normal" style:next-style-name="Normal" style:default-outline-level="7">
      <style:paragraph-properties fo:keep-with-next="always" fo:keep-together="always" fo:margin-top="0.0555in" fo:margin-bottom="0in"/>
      <style:text-properties style:font-name="Calibri Light" fo:font-style="italic" style:font-style-asian="italic" style:font-style-complex="italic" fo:color="#595959" fo:hyphenate="true"/>
    </style:style>
    <style:style style:name="Heading8" style:display-name="Heading 8" style:family="paragraph" style:parent-style-name="Normal" style:next-style-name="Normal" style:default-outline-level="8">
      <style:paragraph-properties fo:keep-with-next="always" fo:keep-together="always" fo:margin-top="0.0555in" fo:margin-bottom="0in"/>
      <style:text-properties style:font-name="Calibri Light" fo:font-variant="small-caps" fo:color="#595959" fo:hyphenate="true"/>
    </style:style>
    <style:style style:name="Heading9" style:display-name="Heading 9" style:family="paragraph" style:parent-style-name="Normal" style:next-style-name="Normal" style:default-outline-level="9">
      <style:paragraph-properties fo:keep-with-next="always" fo:keep-together="always" fo:margin-top="0.0555in" fo:margin-bottom="0in"/>
      <style:text-properties style:font-name="Calibri Light" fo:font-style="italic" style:font-style-asian="italic" style:font-style-complex="italic" fo:font-variant="small-caps" fo:color="#595959" fo:hyphenate="tru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Normal" style:next-style-name="Normal">
      <style:text-properties fo:font-weight="bold" style:font-weight-asian="bold" style:font-weight-complex="bold" fo:color="#404040" fo:font-size="10pt" style:font-size-asian="10pt" style:font-size-complex="10pt" fo:hyphenate="tru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libri Light" style:font-name-asian="Times New Roman" style:font-name-complex="Times New Roman" fo:color="#2F5496" fo:font-size="18pt" style:font-size-asian="18pt" style:font-size-complex="18pt"/>
    </style:style>
    <style:style style:name="TOCHeading" style:display-name="TOC Heading" style:family="paragraph" style:parent-style-name="Heading1" style:next-style-name="Normal" style:default-outline-level="1">
      <style:text-properties fo:hyphenate="true"/>
    </style:style>
    <style:style style:name="Title" style:display-name="Title" style:family="paragraph" style:parent-style-name="Normal" style:next-style-name="Normal">
      <style:paragraph-properties style:contextual-spacing="true" fo:margin-bottom="0in"/>
      <style:text-properties style:font-name="Calibri Light" fo:color="#2F5496" fo:letter-spacing="-0.0048in" fo:font-size="40pt" style:font-size-asian="40pt" style:font-size-complex="40pt" fo:hyphenate="true"/>
    </style:style>
    <style:style style:name="TitleChar" style:display-name="Title Char" style:family="text" style:parent-style-name="DefaultParagraphFont">
      <style:text-properties style:font-name="Calibri Light" style:font-name-asian="Times New Roman" style:font-name-complex="Times New Roman" fo:color="#2F5496" fo:letter-spacing="-0.0048in" fo:font-size="40pt" style:font-size-asian="40pt" style:font-size-complex="40pt"/>
    </style:style>
    <style:style style:name="TOC1" style:display-name="TOC 1" style:family="paragraph" style:parent-style-name="Normal" style:next-style-name="Normal" style:auto-update="true">
      <style:paragraph-properties fo:margin-bottom="0.0694in"/>
      <style:text-properties style:font-name-complex="Mangal"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Times New Roman" fo:color="#2F5496" fo:font-size="14pt" style:font-size-asian="14pt" style:font-size-complex="14pt"/>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fo:hyphenate="true"/>
    </style:style>
    <style:style style:name="Heading3Char" style:display-name="Heading 3 Char" style:family="text" style:parent-style-name="DefaultParagraphFont">
      <style:text-properties style:font-name="Calibri Light" style:font-name-asian="Times New Roman" style:font-name-complex="Times New Roman" fo:color="#404040" fo:font-size="13pt" style:font-size-asian="13pt" style:font-size-complex="13pt"/>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fo:hyphenate="true"/>
    </style:style>
    <style:style style:name="Heading4Char" style:display-name="Heading 4 Char" style:family="text" style:parent-style-name="DefaultParagraphFont">
      <style:text-properties style:font-name="Calibri Light" style:font-name-asian="Times New Roman" style:font-name-complex="Times New Roman" fo:font-size="12pt" style:font-size-asian="12pt" style:font-size-complex="12pt"/>
    </style:style>
    <style:style style:name="Heading5Char" style:display-name="Heading 5 Char" style:family="text" style:parent-style-name="DefaultParagraphFont">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Heading6Char" style:display-name="Heading 6 Char" style:family="text" style:parent-style-name="DefaultParagraphFont">
      <style:text-properties style:font-name="Calibri Light" style:font-name-asian="Times New Roman" style:font-name-complex="Times New Roman" fo:color="#595959"/>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595959"/>
    </style:style>
    <style:style style:name="Heading8Char" style:display-name="Heading 8 Char" style:family="text" style:parent-style-name="DefaultParagraphFont">
      <style:text-properties style:font-name="Calibri Light" style:font-name-asian="Times New Roman" style:font-name-complex="Times New Roman" fo:font-variant="small-caps" fo:color="#595959"/>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font-variant="small-caps" fo:color="#595959"/>
    </style:style>
    <style:style style:name="Subtitle" style:display-name="Subtitle" style:family="paragraph" style:parent-style-name="Normal" style:next-style-name="Normal">
      <style:paragraph-properties fo:margin-bottom="0.1666in"/>
      <style:text-properties style:font-name="Calibri Light" fo:color="#404040" fo:font-size="15pt" style:font-size-asian="15pt" style:font-size-complex="15pt" fo:hyphenate="true"/>
    </style:style>
    <style:style style:name="SubtitleChar" style:display-name="Subtitle Char" style:family="text" style:parent-style-name="DefaultParagraphFont">
      <style:text-properties style:font-name="Calibri Light" style:font-name-asian="Times New Roman" style:font-name-complex="Times New Roman" fo:color="#404040" fo:font-size="15pt" style:font-size-asian="15pt" style:font-size-complex="15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true"/>
    </style:style>
    <style:style style:name="Quote" style:display-name="Quote" style:family="paragraph" style:parent-style-name="Normal" style:next-style-name="Normal">
      <style:paragraph-properties fo:text-align="center" fo:margin-top="0.1666in" fo:margin-bottom="0.1666in" fo:line-height="102%" fo:margin-left="0.6in" fo:margin-right="0.6in">
        <style:tab-stops/>
      </style:paragraph-properties>
      <style:text-properties fo:font-style="italic" style:font-style-asian="italic" style:font-style-complex="italic" fo:hyphenate="true"/>
    </style:style>
    <style:style style:name="QuoteChar" style:display-name="Quote Char" style:family="text" style:parent-style-name="DefaultParagraphFont">
      <style:text-properties fo:font-style="italic" style:font-style-asian="italic" style:font-style-complex="italic"/>
    </style:style>
    <style:style style:name="IntenseQuote" style:display-name="Intense Quote" style:family="paragraph" style:parent-style-name="Normal" style:next-style-name="Normal">
      <style:paragraph-properties fo:text-align="center" fo:margin-top="0.0694in" fo:margin-bottom="0.1666in" fo:margin-left="0.6in" fo:margin-right="0.6in">
        <style:tab-stops/>
      </style:paragraph-properties>
      <style:text-properties style:font-name="Calibri Light" fo:color="#4472C4" fo:font-size="14pt" style:font-size-asian="14pt" style:font-size-complex="14pt" fo:hyphenate="true"/>
    </style:style>
    <style:style style:name="IntenseQuoteChar" style:display-name="Intense Quote Char" style:family="text" style:parent-style-name="DefaultParagraphFont">
      <style:text-properties style:font-name="Calibri Light" style:font-name-asian="Times New Roman" style:font-name-complex="Times New Roman" fo:color="#4472C4" fo:font-size="14pt" style:font-size-asian="14pt" style:font-size-complex="14pt"/>
    </style:style>
    <style:style style:name="SubtleEmphasis" style:display-name="Subtle Emphasis" style:family="text" style:parent-style-name="DefaultParagraphFont">
      <style:text-properties fo:font-style="italic" style:font-style-asian="italic" style:font-style-complex="italic" fo:color="#595959"/>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style>
    <style:style style:name="SubtleReference" style:display-name="Subtle Reference" style:family="text" style:parent-style-name="DefaultParagraphFont">
      <style:text-properties fo:font-variant="small-caps" fo:color="#404040"/>
    </style:style>
    <style:style style:name="IntenseReference" style:display-name="Intense Reference" style:family="text" style:parent-style-name="DefaultParagraphFont">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9.5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Calibri" style:font-name-asian="Times New Roman"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20" svg:viewBox="0 0 20 30" svg:d="m10 0-10 30h20z"/>
    <draw:marker draw:name="a27" svg:viewBox="0 0 20 30" svg:d="m10 0-10 30h20z"/>
    <draw:marker draw:name="a29" svg:viewBox="0 0 20 30" svg:d="m10 0-10 30h20z"/>
    <draw:marker draw:name="a18" svg:viewBox="0 0 20 30" svg:d="m10 0-10 30h20z"/>
    <draw:marker draw:name="a13" svg:viewBox="0 0 20 30" svg:d="m10 0-10 30h20z"/>
  </office:styles>
  <office:automatic-styles>
    <text:list-style style:name="LFO1">
      <text:list-level-style-bullet text:level="1"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2"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3"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4"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5"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6"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7"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8"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9"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style>
    <text:list-style style:name="LFO2">
      <text:list-level-style-bullet text:level="1"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2"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3"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4"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5"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6"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7"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8"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9"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style>
    <text:list-style style:name="LFO3">
      <text:list-level-style-bullet text:level="1"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2"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3"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4"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5"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6"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7"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8"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9"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AM, Yau Chung (Rhetoric)</dc:creator>
    <meta:creation-date>2022-12-11T11:41:00Z</meta:creation-date>
    <dc:date>2023-09-30T21:38:00Z</dc:date>
    <meta:template xlink:href="Normal.dotm" xlink:type="simple"/>
    <meta:editing-cycles>23</meta:editing-cycles>
    <meta:editing-duration>PT484980S</meta:editing-duration>
    <meta:document-statistic meta:page-count="9" meta:paragraph-count="15" meta:word-count="1134" meta:character-count="7584" meta:row-count="53" meta:non-whitespace-character-count="6465"/>
  </office:meta>
</office:document-meta>
</file>